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3368in" fo:margin-left="0.491in" table:align="left"/>
    </style:style>
    <style:style style:name="Table1.A" style:family="table-column">
      <style:table-column-properties style:column-width="0.9868in"/>
    </style:style>
    <style:style style:name="Table1.B" style:family="table-column">
      <style:table-column-properties style:column-width="3.35in"/>
    </style:style>
    <style:style style:name="Table1.A1" style:family="table-cell">
      <style:table-cell-properties style:vertical-align="middle" fo:padding="0.0194in" fo:border="none"/>
    </style:style>
    <style:style style:name="Table2" style:family="table">
      <style:table-properties style:width="4.3368in" fo:margin-left="0.491in" table:align="left"/>
    </style:style>
    <style:style style:name="Table2.A" style:family="table-column">
      <style:table-column-properties style:column-width="0.9868in"/>
    </style:style>
    <style:style style:name="Table2.B" style:family="table-column">
      <style:table-column-properties style:column-width="3.35in"/>
    </style:style>
    <style:style style:name="Table2.A1" style:family="table-cell">
      <style:table-cell-properties style:vertical-align="middle" fo:padding="0.0194in" fo:border="none"/>
    </style:style>
    <style:style style:name="Table3" style:family="table">
      <style:table-properties style:width="4.1528in" fo:margin-left="0.491in" table:align="left"/>
    </style:style>
    <style:style style:name="Table3.A" style:family="table-column">
      <style:table-column-properties style:column-width="0.8028in"/>
    </style:style>
    <style:style style:name="Table3.B" style:family="table-column">
      <style:table-column-properties style:column-width="3.35in"/>
    </style:style>
    <style:style style:name="Table3.A1" style:family="table-cell">
      <style:table-cell-properties style:vertical-align="middle" fo:padding="0.0194in" fo:border="none"/>
    </style:style>
    <style:style style:name="Table4" style:family="table">
      <style:table-properties style:width="4.7215in" fo:margin-left="0.491in" table:align="left"/>
    </style:style>
    <style:style style:name="Table4.A" style:family="table-column">
      <style:table-column-properties style:column-width="1.3715in"/>
    </style:style>
    <style:style style:name="Table4.B" style:family="table-column">
      <style:table-column-properties style:column-width="3.35in"/>
    </style:style>
    <style:style style:name="Table4.A1" style:family="table-cell">
      <style:table-cell-properties style:vertical-align="middle" fo:padding="0.0194in" fo:border="none"/>
    </style:style>
    <style:style style:name="Table5" style:family="table">
      <style:table-properties style:width="4.3368in" fo:margin-left="0.491in" table:align="left"/>
    </style:style>
    <style:style style:name="Table5.A" style:family="table-column">
      <style:table-column-properties style:column-width="0.9868in"/>
    </style:style>
    <style:style style:name="Table5.B" style:family="table-column">
      <style:table-column-properties style:column-width="3.35in"/>
    </style:style>
    <style:style style:name="Table5.A1" style:family="table-cell">
      <style:table-cell-properties style:vertical-align="middle" fo:padding="0.0194in" fo:border="none"/>
    </style:style>
    <style:style style:name="Table6" style:family="table">
      <style:table-properties style:width="4.2375in" fo:margin-left="0.491in" table:align="left"/>
    </style:style>
    <style:style style:name="Table6.A" style:family="table-column">
      <style:table-column-properties style:column-width="0.8875in"/>
    </style:style>
    <style:style style:name="Table6.B" style:family="table-column">
      <style:table-column-properties style:column-width="3.35in"/>
    </style:style>
    <style:style style:name="Table6.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paragraph-properties fo:margin-top="0in" fo:margin-bottom="0in"/>
    </style:style>
    <style:style style:name="P50" style:family="paragraph" style:parent-style-name="Text_20_body" style:list-style-name="L1">
      <style:paragraph-properties fo:margin-top="0in" fo:margin-bottom="0in"/>
    </style:style>
    <style:style style:name="P51" style:family="paragraph" style:parent-style-name="Text_20_body" style:list-style-name="L3">
      <style:paragraph-properties fo:margin-top="0in" fo:margin-bottom="0in"/>
    </style:style>
    <style:style style:name="P52" style:family="paragraph" style:parent-style-name="Text_20_body" style:list-style-name="L5">
      <style:paragraph-properties fo:margin-top="0in" fo:margin-bottom="0in"/>
    </style:style>
    <style:style style:name="P53" style:family="paragraph" style:parent-style-name="Text_20_body" style:list-style-name="L6">
      <style:paragraph-properties fo:margin-top="0in" fo:margin-bottom="0in"/>
    </style:style>
    <style:style style:name="P54" style:family="paragraph" style:parent-style-name="Text_20_body" style:list-style-name="L7">
      <style:paragraph-properties fo:margin-top="0in" fo:margin-bottom="0in"/>
    </style:style>
    <style:style style:name="P55" style:family="paragraph" style:parent-style-name="Text_20_body" style:list-style-name="L10">
      <style:paragraph-properties fo:margin-top="0in" fo:margin-bottom="0in"/>
    </style:style>
    <style:style style:name="P56" style:family="paragraph" style:parent-style-name="Text_20_body" style:list-style-name="L11">
      <style:paragraph-properties fo:margin-top="0in" fo:margin-bottom="0in"/>
    </style:style>
    <style:style style:name="P57" style:family="paragraph" style:parent-style-name="Text_20_body" style:list-style-name="L12">
      <style:paragraph-properties fo:margin-top="0in" fo:margin-bottom="0in"/>
    </style:style>
    <style:style style:name="P58" style:family="paragraph" style:parent-style-name="Text_20_body" style:list-style-name="L19">
      <style:paragraph-properties fo:margin-top="0in" fo:margin-bottom="0in"/>
    </style:style>
    <style:style style:name="P59" style:family="paragraph" style:parent-style-name="Text_20_body" style:list-style-name="L22">
      <style:paragraph-properties fo:margin-top="0in" fo:margin-bottom="0in"/>
    </style:style>
    <style:style style:name="P60" style:family="paragraph" style:parent-style-name="Text_20_body" style:list-style-name="L24">
      <style:paragraph-properties fo:margin-top="0in" fo:margin-bottom="0in"/>
    </style:style>
    <style:style style:name="P61" style:family="paragraph" style:parent-style-name="Text_20_body" style:list-style-name="L32">
      <style:paragraph-properties fo:margin-top="0in" fo:margin-bottom="0in"/>
    </style:style>
    <style:style style:name="P62" style:family="paragraph" style:parent-style-name="Text_20_body" style:list-style-name="L35">
      <style:paragraph-properties fo:margin-top="0in" fo:margin-bottom="0in"/>
    </style:style>
    <style:style style:name="P63" style:family="paragraph" style:parent-style-name="Text_20_body" style:list-style-name="L38">
      <style:paragraph-properties fo:margin-top="0in" fo:margin-bottom="0in"/>
    </style:style>
    <style:style style:name="P64" style:family="paragraph" style:parent-style-name="Text_20_body" style:list-style-name="L42">
      <style:paragraph-properties fo:margin-top="0in" fo:margin-bottom="0in"/>
    </style:style>
    <style:style style:name="P65" style:family="paragraph" style:parent-style-name="Text_20_body" style:list-style-name="L45">
      <style:paragraph-properties fo:margin-top="0in" fo:margin-bottom="0in"/>
    </style:style>
    <style:style style:name="P66" style:family="paragraph" style:parent-style-name="Text_20_body" style:list-style-name="L48">
      <style:paragraph-properties fo:margin-top="0in" fo:margin-bottom="0in"/>
    </style:style>
    <style:style style:name="P67" style:family="paragraph" style:parent-style-name="Text_20_body">
      <style:paragraph-properties fo:margin-top="0.0835in" fo:margin-bottom="0.0835in"/>
    </style:style>
    <style:style style:name="P68" style:family="paragraph" style:parent-style-name="Text_20_body">
      <style:paragraph-properties fo:padding="0in" fo:border="none"/>
    </style:style>
    <style:style style:name="P69" style:family="paragraph" style:parent-style-name="Text_20_body" style:list-style-name="L14">
      <style:paragraph-properties fo:padding="0in" fo:border="none"/>
    </style:style>
    <style:style style:name="P70" style:family="paragraph" style:parent-style-name="Text_20_body" style:list-style-name="L41">
      <style:paragraph-properties fo:padding="0in" fo:border="none"/>
    </style:style>
    <style:style style:name="P71" style:family="paragraph" style:parent-style-name="Text_20_body">
      <style:paragraph-properties fo:margin-left="0in" fo:margin-right="0.0835in" fo:margin-top="0in" fo:margin-bottom="0in" fo:text-indent="0in" style:auto-text-indent="false" fo:padding="0in" fo:border="none"/>
    </style:style>
    <style:style style:name="P72" style:family="paragraph" style:parent-style-name="Text_20_body">
      <style:paragraph-properties fo:margin-left="0in" fo:margin-right="0in" fo:margin-top="0in" fo:margin-bottom="0.0835in" fo:text-indent="0in" style:auto-text-indent="false"/>
    </style:style>
    <style:style style:name="P73" style:family="paragraph" style:parent-style-name="Heading_20_3">
      <style:paragraph-properties fo:padding="0in" fo:border="none"/>
    </style:style>
    <style:style style:name="P74" style:family="paragraph" style:parent-style-name="Table_20_Contents">
      <style:paragraph-properties fo:padding="0in" fo:border="none"/>
    </style:style>
    <style:style style:name="P75"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00" style:font-name="Roboto Mono" fo:font-size="10.5pt"/>
    </style:style>
    <style:style style:name="P76" style:family="paragraph" style:parent-style-name="Preformatted_20_Text">
      <style:paragraph-properties fo:margin-left="0in" fo:margin-right="0in" fo:margin-top="0in" fo:margin-bottom="0in" fo:text-indent="0in" style:auto-text-indent="false" fo:background-color="#2b2b2b">
        <style:background-image/>
      </style:paragraph-properties>
      <style:text-properties fo:color="#f8f8f2" style:font-name="Roboto Mono" fo:font-size="10.5pt"/>
    </style:style>
    <style:style style:name="P77" style:family="paragraph" style:parent-style-name="Preformatted_20_Text">
      <style:paragraph-properties fo:margin-top="0in" fo:margin-bottom="0in" fo:background-color="#2b2b2b">
        <style:background-image/>
      </style:paragraph-properties>
      <style:text-properties fo:color="#f8f8f2" style:font-name="Roboto Mono" fo:font-size="10.5pt"/>
    </style:style>
    <style:style style:name="T1" style:family="text">
      <style:text-properties fo:font-style="italic"/>
    </style:style>
    <style:style style:name="T2" style:family="text">
      <style:text-properties fo:font-weight="bold"/>
    </style:style>
    <style:style style:name="T3" style:family="text">
      <style:text-properties style:font-name="Roboto Mono" fo:background-color="#fef7e0"/>
    </style:style>
    <style:style style:name="T4" style:family="text">
      <style:text-properties fo:color="#dcc6e0"/>
    </style:style>
    <style:style style:name="T5" style:family="text">
      <style:text-properties fo:color="#ffd700"/>
    </style:style>
    <style:style style:name="T6" style:family="text">
      <style:text-properties fo:color="#f5ab35"/>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0193in" fo:border="0.0138in solid #000000"/>
    </style:style>
    <style:style style:name="fr3"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0193in" fo:border="0.0693in solid #000000"/>
    </style:style>
    <style:style style:name="fr4"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rame7" text:anchor-type="page" text:anchor-page-number="1" svg:x="0in" svg:y="0in" svg:width="0.5in" draw:z-index="38">
        <draw:text-box fo:min-height="0.5in">
          <text:p text:style-name="Text_20_body"/>
        </draw:text-box>
      </draw:frame>
      <draw:frame draw:style-name="fr4" draw:name="Frame8" text:anchor-type="page" text:anchor-page-number="1" svg:x="0in" svg:y="0in" svg:width="0.5in" draw:z-index="39">
        <draw:text-box fo:min-height="0.5in">
          <text:p text:style-name="Text_20_body"/>
        </draw:text-box>
      </draw:frame>
      <draw:frame draw:style-name="fr4" draw:name="Frame23" text:anchor-type="page" text:anchor-page-number="1" svg:x="0in" svg:y="0in" svg:width="0.5in" draw:z-index="40">
        <draw:text-box fo:min-height="0.5in">
          <text:p text:style-name="Text_20_body"/>
        </draw:text-box>
      </draw:frame>
      <draw:frame draw:style-name="fr4" draw:name="Frame24" text:anchor-type="page" text:anchor-page-number="1" svg:x="0in" svg:y="0in" svg:width="0.5in" draw:z-index="41">
        <draw:text-box fo:min-height="0.5in">
          <text:p text:style-name="Text_20_body"/>
        </draw:text-box>
      </draw:frame>
      <draw:frame draw:style-name="fr4" draw:name="Frame25" text:anchor-type="page" text:anchor-page-number="1" svg:x="0in" svg:y="0in" svg:width="0.5in" draw:z-index="42">
        <draw:text-box fo:min-height="0.5in">
          <text:p text:style-name="Text_20_body"/>
        </draw:text-box>
      </draw:frame>
      <draw:frame draw:style-name="fr4" draw:name="Frame26" text:anchor-type="page" text:anchor-page-number="1" svg:x="0in" svg:y="0in" svg:width="0.5in" draw:z-index="43">
        <draw:text-box fo:min-height="0.5in">
          <text:p text:style-name="Text_20_body"/>
        </draw:text-box>
      </draw:frame>
      <draw:frame draw:style-name="fr4" draw:name="Frame27" text:anchor-type="page" text:anchor-page-number="1" svg:x="0in" svg:y="0in" svg:width="0.5in" draw:z-index="44">
        <draw:text-box fo:min-height="0.5in">
          <text:p text:style-name="Text_20_body"/>
        </draw:text-box>
      </draw:frame>
      <draw:frame draw:style-name="fr4" draw:name="Frame28" text:anchor-type="page" text:anchor-page-number="1" svg:x="0in" svg:y="0in" svg:width="0.5in" draw:z-index="45">
        <draw:text-box fo:min-height="0.5in">
          <text:p text:style-name="Text_20_body"/>
        </draw:text-box>
      </draw:frame>
      <draw:frame draw:style-name="fr4" draw:name="Frame29" text:anchor-type="page" text:anchor-page-number="1" svg:x="0in" svg:y="0in" svg:width="0.5in" draw:z-index="46">
        <draw:text-box fo:min-height="0.5in">
          <text:p text:style-name="Text_20_body"/>
        </draw:text-box>
      </draw:frame>
      <draw:frame draw:style-name="fr4" draw:name="Frame31" text:anchor-type="page" text:anchor-page-number="1" svg:x="0in" svg:y="0in" svg:width="0.5in" draw:z-index="47">
        <draw:text-box fo:min-height="0.5in">
          <text:p text:style-name="Text_20_body"/>
        </draw:text-box>
      </draw:frame>
      <draw:frame draw:style-name="fr4" draw:name="Frame32" text:anchor-type="page" text:anchor-page-number="1" svg:x="0in" svg:y="0in" svg:width="0.5in" draw:z-index="48">
        <draw:text-box fo:min-height="0.5in">
          <text:p text:style-name="Text_20_body"/>
        </draw:text-box>
      </draw:frame>
      <draw:frame draw:style-name="fr4" draw:name="Frame34" text:anchor-type="page" text:anchor-page-number="1" svg:x="0in" svg:y="0in" svg:width="0.5in" draw:z-index="49">
        <draw:text-box fo:min-height="0.5in">
          <text:p text:style-name="Text_20_body"/>
        </draw:text-box>
      </draw:frame>
      <draw:frame draw:style-name="fr4" draw:name="Frame35" text:anchor-type="page" text:anchor-page-number="1" svg:x="0in" svg:y="0in" svg:width="0.5in" draw:z-index="50">
        <draw:text-box fo:min-height="0.5in">
          <text:p text:style-name="Text_20_body"/>
        </draw:text-box>
      </draw:frame>
      <draw:frame draw:style-name="fr4" draw:name="Frame36" text:anchor-type="page" text:anchor-page-number="1" svg:x="0in" svg:y="0in" svg:width="0.5in" draw:z-index="51">
        <draw:text-box fo:min-height="0.5in">
          <text:p text:style-name="Text_20_body"/>
        </draw:text-box>
      </draw:frame>
      <draw:frame draw:style-name="fr4" draw:name="Frame38" text:anchor-type="page" text:anchor-page-number="1" svg:x="0in" svg:y="0in" svg:width="0.5in" draw:z-index="52">
        <draw:text-box fo:min-height="0.5in">
          <text:p text:style-name="Text_20_body"/>
        </draw:text-box>
      </draw:frame>
      <draw:frame draw:style-name="fr4" draw:name="Frame39" text:anchor-type="page" text:anchor-page-number="1" svg:x="0in" svg:y="0in" svg:width="0.5in" draw:z-index="53">
        <draw:text-box fo:min-height="0.5in">
          <text:p text:style-name="Text_20_body"/>
        </draw:text-box>
      </draw:frame>
      <draw:frame draw:style-name="fr4" draw:name="Frame40" text:anchor-type="page" text:anchor-page-number="1" svg:x="0in" svg:y="0in" svg:width="0.5in" draw:z-index="54">
        <draw:text-box fo:min-height="0.5in">
          <text:p text:style-name="Text_20_body"/>
        </draw:text-box>
      </draw:frame>
      <text:h text:style-name="Heading_20_1" text:outline-level="1">VPC Networking</text:h>
      <text:p text:style-name="P49"><text:span text:style-name="T1">experiment</text:span>Lab<text:span text:style-name="T1">schedule</text:span>1 hour 30 minutes<text:span text:style-name="T1">universal_currency_alt</text:span>5 Credits<text:span text:style-name="T1">show_chart</text:span>Introductory</text:p>
      <text:section text:style-name="Sect1" text:name="markdown-lab-instructions">
        <text:h text:style-name="Heading_20_2" text:outline-level="2"><text:bookmark text:name="step1"/>Overview</text:h>
        <text:p text:style-name="Text_20_body">Google Cloud Virtual Private Cloud (VPC) provides networking functionality to Compute Engine virtual machine (VM) instances, Kubernetes Engine containers, and the App Engine flexible environment. In other words, without a VPC network, you cannot create VM instances, containers, or App Engine applications. Therefore, each Google Cloud project has a <text:span text:style-name="Strong_20_Emphasis">default</text:span> network to get you started.</text:p>
        <text:p text:style-name="Text_20_body">You can think of a VPC network as similar to a physical network, except that it is virtualized within Google Cloud. A VPC network is a global resource that consists of a list of regional virtual subnetworks (subnets) in data centers, all connected by a global wide area network (WAN). VPC networks are logically isolated from each other in Google Cloud.</text:p>
        <text:p text:style-name="Text_20_body">In this lab, you create an auto mode VPC network with firewall rules and two VM instances. Then, you convert the auto mode network to a custom mode network and create other custom mode networks as shown in the example network diagram below. You also test connectivity across networks.</text:p>
        <text:p text:style-name="Text_20_body"><text:soft-page-break/><draw:frame draw:style-name="fr5" draw:name="graphics1" text:anchor-type="as-char" svg:width="6.3811in" svg:height="4.4547in" draw:z-index="0"><draw:image xlink:href="https://cdn.qwiklabs.com/lX%2BlZ11ZdTwmfFe3Kwrh3uu3mWYFQwnS0LdcgBS70ng%3D" xlink:type="simple" xlink:show="embed" xlink:actuate="onLoad"/><svg:title>VPC Networking Architecture diagram</svg:title></draw:frame></text:p>
        <text:h text:style-name="Heading_20_3" text:outline-level="3">Objectives</text:h>
        <text:p text:style-name="Text_20_body">In this lab, you learn how to perform the following tasks:</text:p>
        <text:list xml:id="list7091282067561326585" text:style-name="L1">
          <text:list-item>
            <text:p text:style-name="P50">Explore the default VPC network</text:p>
          </text:list-item>
          <text:list-item>
            <text:p text:style-name="P50">Create an auto mode network with firewall rules</text:p>
          </text:list-item>
          <text:list-item>
            <text:p text:style-name="P50">Convert an auto mode network to a custom mode network</text:p>
          </text:list-item>
          <text:list-item>
            <text:p text:style-name="P50">Create custom mode VPC networks with firewall rules</text:p>
          </text:list-item>
          <text:list-item>
            <text:p text:style-name="P50">Create VM instances using Compute Engine</text:p>
          </text:list-item>
          <text:list-item>
            <text:p text:style-name="P1">Explore the connectivity for VM instances across VPC networks</text:p>
          </text:list-item>
        </text:list>
        <text:p text:style-name="Text_20_body">For each lab, you get a new Google Cloud project and set of resources for a fixed time at no cost.</text:p>
        <text:list xml:id="list8335847474539860752" text:style-name="L2">
          <text:list-item>
            <text:p text:style-name="P2">Sign in to Qwiklabs using an <text:span text:style-name="Strong_20_Emphasis">incognito window</text:span>.</text:p>
          </text:list-item>
          <text:list-item>
            <text:p text:style-name="P2">Note the lab's access time (for example, <text:span text:style-name="Source_20_Text">1:15:00</text:span>), and make sure you can finish within that time.<text:line-break/>There is no pause feature. You can restart if needed, but you have to start at the beginning.</text:p>
          </text:list-item>
          <text:list-item>
            <text:p text:style-name="P2"><text:soft-page-break/>When ready, click <text:span text:style-name="Strong_20_Emphasis">Start lab</text:span>.</text:p>
          </text:list-item>
          <text:list-item>
            <text:p text:style-name="P2">Note your lab credentials (<text:span text:style-name="Strong_20_Emphasis">Username</text:span> and <text:span text:style-name="Strong_20_Emphasis">Password</text:span>). You will use them to sign in to the Google Cloud Console.</text:p>
          </text:list-item>
          <text:list-item>
            <text:p text:style-name="P2">Click <text:span text:style-name="Strong_20_Emphasis">Open Google Console</text:span>.</text:p>
          </text:list-item>
          <text:list-item>
            <text:p text:style-name="P2">Click <text:span text:style-name="Strong_20_Emphasis">Use another account</text:span> and copy/paste credentials for <text:span text:style-name="Strong_20_Emphasis">this</text:span> lab into the prompts.<text:line-break/>If you use other credentials, you'll receive errors or <text:span text:style-name="Strong_20_Emphasis">incur charges</text:span>.</text:p>
          </text:list-item>
          <text:list-item>
            <text:p text:style-name="P2">Accept the terms and skip the recovery resource page.</text:p>
          </text:list-item>
        </text:list>
        <text:p text:style-name="Text_20_body"><text:span text:style-name="Strong_20_Emphasis">Note:</text:span> Do not click <text:span text:style-name="Strong_20_Emphasis">End Lab</text:span> unless you have finished the lab or want to restart it. This clears your work and removes the project.</text:p>
        <text:h text:style-name="Heading_20_2" text:outline-level="2"><text:bookmark text:name="step2"/>Task 1. Explore the default network</text:h>
        <text:p text:style-name="Text_20_body">Each Google Cloud project has a <text:span text:style-name="Strong_20_Emphasis">default</text:span> network with subnets, routes, and firewall rules.</text:p>
        <text:h text:style-name="Heading_20_3" text:outline-level="3"><text:span text:style-name="Strong_20_Emphasis">View the subnets</text:span></text:h>
        <text:p text:style-name="Text_20_body">The <text:span text:style-name="Strong_20_Emphasis">default</text:span> network has a subnet in each <text:a xlink:type="simple" xlink:href="https://cloud.google.com/compute/docs/regions-zones/#available" office:target-frame-name="_blank" xlink:show="new" text:style-name="Internet_20_link" text:visited-style-name="Visited_20_Internet_20_Link">Google Cloud region</text:a>.</text:p>
        <text:list xml:id="list8134446832859331451" text:style-name="L3">
          <text:list-item>
            <text:p text:style-name="P51">In the Cloud Console, on the <text:span text:style-name="Strong_20_Emphasis">Navigation menu</text:span> (<draw:frame draw:style-name="fr6" draw:name="graphics2" text:anchor-type="as-char" svg:width="0.1563in" svg:height="0.1354in" draw:z-index="1"><draw:image xlink:href="https://cdn.qwiklabs.com/tkgw1TDgj4Q%2BYKQUW4jUFd0O5OEKlUMBRYbhlCrF0WY%3D" xlink:type="simple" xlink:show="embed" xlink:actuate="onLoad"/><svg:title>Navigation menu icon</svg:title></draw:frame>), click <text:span text:style-name="Strong_20_Emphasis">VPC network</text:span> &gt; <text:span text:style-name="Strong_20_Emphasis">VPC networks</text:span>.</text:p>
          </text:list-item>
          <text:list-item>
            <text:p text:style-name="P3">Notice the <text:span text:style-name="Strong_20_Emphasis">default</text:span> network with its subnets.<text:line-break/>Each subnet is associated with a Google Cloud region and a private RFC 1918 CIDR block for its internal <text:span text:style-name="T2">IP addresses range</text:span> and a <text:span text:style-name="T2">gateway</text:span>.</text:p>
          </text:list-item>
        </text:list>
        <text:h text:style-name="Heading_20_3" text:outline-level="3"><text:span text:style-name="Strong_20_Emphasis">View the routes</text:span></text:h>
        <text:p text:style-name="Text_20_body">Routes tell VM instances and the VPC network how to send traffic from an instance to a destination, either inside the network or outside Google Cloud. Each VPC network comes with some default routes to route traffic among its subnets and send traffic from eligible instances to the internet.</text:p>
        <text:list xml:id="list5776773976939747048" text:style-name="L4">
          <text:list-item>
            <text:p text:style-name="P4">In the left pane, click <text:span text:style-name="Strong_20_Emphasis">Routes</text:span>.<text:line-break/>Notice that there is a route for each subnet and one for the <text:span text:style-name="Strong_20_Emphasis">Default internet gateway</text:span> (0.0.0.0/0).<text:line-break/>These routes are managed for you, but you can create custom static routes to direct some packets to specific destinations. For example, you can create a route that sends all outbound traffic to an instance configured as a NAT gateway.</text:p>
          </text:list-item>
        </text:list>
        <text:h text:style-name="Heading_20_3" text:outline-level="3"><text:span text:style-name="Strong_20_Emphasis">View the firewall rules</text:span></text:h>
        <text:p text:style-name="Text_20_body">Each VPC network implements a distributed virtual firewall that you can configure. Firewall rules allow you to control which packets are allowed to travel to which destinations. Every VPC network has two implied firewall rules that block all incoming connections and allow all outgoing connections.</text:p>
        <text:list xml:id="list6480609239701959349" text:style-name="L5">
          <text:list-item>
            <text:p text:style-name="P5">In the left pane, click <text:span text:style-name="Strong_20_Emphasis">Firewall</text:span>.<text:line-break/>Notice that there are 4 <text:span text:style-name="Strong_20_Emphasis">Ingress</text:span> firewall rules for the <text:span text:style-name="Strong_20_Emphasis">default</text:span> network:</text:p>
            <text:list>
              <text:list-item>
                <text:p text:style-name="P52">default-allow-icmp</text:p>
              </text:list-item>
              <text:list-item>
                <text:p text:style-name="P52">default-allow-rdp</text:p>
              </text:list-item>
              <text:list-item>
                <text:p text:style-name="P52">default-allow-ssh</text:p>
              </text:list-item>
              <text:list-item>
                <text:p text:style-name="P5"><text:soft-page-break/>default-allow-internal</text:p>
              </text:list-item>
            </text:list>
            <text:p text:style-name="P5">These firewall rules allow <text:span text:style-name="T2">ICMP</text:span>, <text:span text:style-name="T2">RDP</text:span>, and <text:span text:style-name="T2">SSH</text:span> ingress traffic from anywhere (0.0.0.0/0) and all <text:span text:style-name="T2">TCP</text:span>, <text:span text:style-name="T2">UDP</text:span>, and <text:span text:style-name="T2">ICMP</text:span> traffic within the network (10.128.0.0/9). The <text:span text:style-name="T2">Targets</text:span>, <text:span text:style-name="T2">Filters</text:span>, <text:span text:style-name="T2">Protocols/ports</text:span>, and <text:span text:style-name="T2">Action</text:span> columns explain these rules.</text:p>
          </text:list-item>
        </text:list>
        <text:h text:style-name="Heading_20_3" text:outline-level="3"><text:span text:style-name="Strong_20_Emphasis">Delete the Firewall rules</text:span></text:h>
        <text:list xml:id="list7647427177466602551" text:style-name="L6">
          <text:list-item>
            <text:p text:style-name="P53">In the left pane, click <text:span text:style-name="Strong_20_Emphasis">Firewall</text:span>.</text:p>
          </text:list-item>
          <text:list-item>
            <text:p text:style-name="P53">Select all default network firewall rules.</text:p>
          </text:list-item>
          <text:list-item>
            <text:p text:style-name="P53">Click <text:span text:style-name="Strong_20_Emphasis">Delete</text:span>.</text:p>
          </text:list-item>
          <text:list-item>
            <text:p text:style-name="P6">Click <text:span text:style-name="Strong_20_Emphasis">Delete</text:span> to confirm the deletion of the firewall rules.</text:p>
          </text:list-item>
        </text:list>
        <text:h text:style-name="Heading_20_3" text:outline-level="3"><text:span text:style-name="Strong_20_Emphasis">Delete the default network</text:span></text:h>
        <text:list xml:id="list4067729426665548480" text:style-name="L7">
          <text:list-item>
            <text:p text:style-name="P54">In the left pane, click <text:span text:style-name="Strong_20_Emphasis">VPC networks</text:span>.</text:p>
          </text:list-item>
          <text:list-item>
            <text:p text:style-name="P54">Select the <text:span text:style-name="Strong_20_Emphasis">default</text:span> network.</text:p>
          </text:list-item>
          <text:list-item>
            <text:p text:style-name="P54">Click <text:span text:style-name="Strong_20_Emphasis">Delete VPC network</text:span>.</text:p>
          </text:list-item>
          <text:list-item>
            <text:p text:style-name="P7">Click <text:span text:style-name="Strong_20_Emphasis">Delete</text:span> to confirm the deletion of the <text:span text:style-name="Strong_20_Emphasis">default</text:span> network.</text:p>
          </text:list-item>
        </text:list>
        <text:p text:style-name="Text_20_body">Wait for the network to be deleted before continuing.</text:p>
        <text:list xml:id="list3050865037806024378" text:style-name="L8">
          <text:list-item>
            <text:p text:style-name="P8">In the left pane, click <text:span text:style-name="Strong_20_Emphasis">Routes</text:span>.</text:p>
          </text:list-item>
        </text:list>
        <text:p text:style-name="Text_20_body">Notice that there are no routes.</text:p>
        <text:list xml:id="list1923360006248114147" text:style-name="L9">
          <text:list-item>
            <text:p text:style-name="P9">In the left pane, click <text:span text:style-name="Strong_20_Emphasis">Firewall</text:span>.</text:p>
          </text:list-item>
        </text:list>
        <text:p text:style-name="Text_20_body">Notice that there are no firewall rules.</text:p>
        <text:p text:style-name="Text_20_body"><text:span text:style-name="Strong_20_Emphasis">Note: </text:span>Without a VPC network, there are no routes!</text:p>
        <text:p text:style-name="P49">Without a VPC network, you cannot create VM instances, containers, or App Engine applications.</text:p>
        <text:p text:style-name="P67"><draw:frame draw:style-name="fr1" draw:name="Frame1" text:anchor-type="char" svg:width="0.2083in" draw:z-index="2"><draw:text-box fo:min-height="0.2083in"><draw:frame draw:style-name="fr2" draw:name="Frame2" text:anchor-type="frame" svg:x="0in" svg:y="0in" svg:width="0.2083in" draw:z-index="3"><draw:text-box fo:min-height="0.2083in"><text:p text:style-name="Text_20_body"/></draw:text-box></draw:frame><draw:frame draw:style-name="fr3" draw:name="Frame3" text:anchor-type="frame" svg:x="0in" svg:y="0in" svg:width="0.2083in" draw:z-index="4"><draw:text-box fo:min-height="0.2083in"><text:p text:style-name="Text_20_body"/></draw:text-box></draw:frame><text:p text:style-name="Text_20_body"/></draw:text-box></draw:frame>True</text:p>
        <text:p text:style-name="P67"><draw:frame draw:style-name="fr1" draw:name="Frame4" text:anchor-type="char" svg:width="0.2083in" draw:z-index="5"><draw:text-box fo:min-height="0.2083in"><draw:frame draw:style-name="fr2" draw:name="Frame5" text:anchor-type="frame" svg:x="0in" svg:y="0in" svg:width="0.2083in" draw:z-index="6"><draw:text-box fo:min-height="0.2083in"><text:p text:style-name="Text_20_body"/></draw:text-box></draw:frame><draw:frame draw:style-name="fr3" draw:name="Frame6" text:anchor-type="frame" svg:x="0in" svg:y="0in" svg:width="0.2083in" draw:z-index="7"><draw:text-box fo:min-height="0.2083in"><text:p text:style-name="Text_20_body"/></draw:text-box></draw:frame><text:p text:style-name="Text_20_body"/></draw:text-box></draw:frame>False</text:p>
        <text:h text:style-name="Heading_20_3" text:outline-level="3"><text:span text:style-name="Strong_20_Emphasis">Try to create a VM instance</text:span></text:h>
        <text:p text:style-name="Text_20_body">Verify that you cannot create a VM instance without a VPC network.</text:p>
        <text:list xml:id="list479752932304449257" text:style-name="L10">
          <text:list-item>
            <text:p text:style-name="P55">On the <text:span text:style-name="Strong_20_Emphasis">Navigation menu</text:span>, click <text:span text:style-name="Strong_20_Emphasis">Compute Engine &gt; VM instances</text:span>.</text:p>
          </text:list-item>
          <text:list-item>
            <text:p text:style-name="P55">Click <text:span text:style-name="Strong_20_Emphasis">Create Instance</text:span>.</text:p>
          </text:list-item>
          <text:list-item>
            <text:p text:style-name="P10">Accept the default values and click <text:span text:style-name="Strong_20_Emphasis">Create</text:span>.</text:p>
          </text:list-item>
        </text:list>
        <text:p text:style-name="Text_20_body">Notice the error.</text:p>
        <text:list xml:id="list2067608371925344206" text:style-name="L11">
          <text:list-item>
            <text:p text:style-name="P56">Click <text:span text:style-name="Strong_20_Emphasis">Create Instance</text:span>.</text:p>
          </text:list-item>
          <text:list-item>
            <text:p text:style-name="P56">Click <text:span text:style-name="Strong_20_Emphasis">Advanced options</text:span>.</text:p>
          </text:list-item>
          <text:list-item>
            <text:p text:style-name="P56">Click <text:span text:style-name="Strong_20_Emphasis">Networking</text:span>. Notice the <text:span text:style-name="Strong_20_Emphasis">No more networks available</text:span> error under <text:span text:style-name="Strong_20_Emphasis">Network interfaces</text:span>.</text:p>
          </text:list-item>
          <text:list-item>
            <text:p text:style-name="P11">Click <text:span text:style-name="Strong_20_Emphasis">Cancel</text:span>.</text:p>
          </text:list-item>
        </text:list>
        <text:p text:style-name="Text_20_body"><text:span text:style-name="Strong_20_Emphasis">Note: </text:span>As expected, you cannot create a VM instance without a VPC network!</text:p>
        <text:h text:style-name="Heading_20_2" text:outline-level="2"><text:bookmark text:name="step3"/><text:soft-page-break/>Task 2. Create an auto mode network</text:h>
        <text:p text:style-name="Text_20_body">You have been tasked to create an auto mode network with two VM instances. Auto mode networks are easy to set up and use because they automatically create subnets in each region. However, you don't have complete control over the subnets created in your VPC network, including regions and IP address ranges used.</text:p>
        <text:p text:style-name="Text_20_body">Feel free to explore in the Google VPC documentation for more <text:a xlink:type="simple" xlink:href="https://cloud.google.com/vpc/docs/vpc#auto-mode-considerations" office:target-frame-name="_blank" xlink:show="new" text:style-name="Internet_20_link" text:visited-style-name="Visited_20_Internet_20_Link">considerations for choosing an auto mode network</text:a>, but for now, assume that you are using the auto mode network for prototyping purposes.</text:p>
        <text:h text:style-name="Heading_20_3" text:outline-level="3"><text:span text:style-name="Strong_20_Emphasis">Create an auto mode VPC network with firewall rules</text:span></text:h>
        <text:list xml:id="list240541589909097858" text:style-name="L12">
          <text:list-item>
            <text:p text:style-name="P57">On the <text:span text:style-name="Strong_20_Emphasis">Navigation menu</text:span> (<draw:frame draw:style-name="fr6" draw:name="graphics3" text:anchor-type="as-char" svg:width="0.1563in" svg:height="0.1354in" draw:z-index="8"><draw:image xlink:href="https://cdn.qwiklabs.com/tkgw1TDgj4Q%2BYKQUW4jUFd0O5OEKlUMBRYbhlCrF0WY%3D" xlink:type="simple" xlink:show="embed" xlink:actuate="onLoad"/><svg:title>Navigation menu icon</svg:title></draw:frame>), click <text:span text:style-name="Strong_20_Emphasis">VPC network</text:span> &gt; <text:span text:style-name="Strong_20_Emphasis">VPC networks</text:span>.</text:p>
          </text:list-item>
          <text:list-item>
            <text:p text:style-name="P57">Click <text:span text:style-name="Strong_20_Emphasis">Create VPC network</text:span>.</text:p>
          </text:list-item>
          <text:list-item>
            <text:p text:style-name="P57">For <text:span text:style-name="Strong_20_Emphasis">Name</text:span>, type <text:span text:style-name="Strong_20_Emphasis">mynetwork</text:span></text:p>
          </text:list-item>
          <text:list-item>
            <text:p text:style-name="P12">For <text:span text:style-name="Strong_20_Emphasis">Subnet creation mode</text:span>, click <text:span text:style-name="Strong_20_Emphasis">Automatic</text:span>.</text:p>
          </text:list-item>
        </text:list>
        <text:p text:style-name="Text_20_body">Auto mode networks create subnets in each region automatically.</text:p>
        <text:list xml:id="list1176170161058102925" text:style-name="L13">
          <text:list-item>
            <text:p text:style-name="P13">For <text:span text:style-name="Strong_20_Emphasis">Firewall rules</text:span>, select all available rules.</text:p>
          </text:list-item>
        </text:list>
        <text:p text:style-name="Text_20_body">These are the same standard firewall rules that the default network had. The <text:span text:style-name="Strong_20_Emphasis">deny-all-ingress</text:span> and <text:span text:style-name="Strong_20_Emphasis">allow-all-egress</text:span> rules are also displayed, but you cannot select or disable them because they are implied. These two rules have a lower <text:span text:style-name="Strong_20_Emphasis">Priority</text:span> (higher integers indicate lower priorities) so that the allow ICMP, custom, RDP, and SSH rules are considered first.</text:p>
        <text:list xml:id="list3340442147174390769" text:style-name="L14">
          <text:list-item>
            <text:p text:style-name="P14">Click <text:span text:style-name="Strong_20_Emphasis">Create</text:span>.</text:p>
          </text:list-item>
          <text:list-item>
            <text:p text:style-name="P69">When the new network is ready, click <text:span text:style-name="Strong_20_Emphasis">mynetwork</text:span>. Note the IP address range for the subnets in <text:span text:style-name="Source_20_Text"><text:span text:style-name="T3">us-west1</text:span></text:span> and <text:span text:style-name="Source_20_Text"><text:span text:style-name="T3">europe-west1</text:span></text:span>.</text:p>
          </text:list-item>
        </text:list>
        <text:p text:style-name="Text_20_body"><text:span text:style-name="Strong_20_Emphasis">Note: </text:span>If you ever delete the default network, you can quickly re-create it by creating an auto mode network as you just did.</text:p>
        <text:h text:style-name="P73" text:outline-level="3"><text:span text:style-name="Strong_20_Emphasis">Create a VM instance in </text:span><text:span text:style-name="Strong_20_Emphasis"><text:span text:style-name="Source_20_Text"><text:span text:style-name="T3">us-west1</text:span></text:span></text:span></text:h>
        <text:p text:style-name="P68">Create a VM instance in the <text:span text:style-name="Source_20_Text"><text:span text:style-name="T3">us-west1</text:span></text:span> region. Selecting a region and zone determines the subnet and assigns the internal IP address from the subnet's IP address range.</text:p>
        <text:list xml:id="list8460729801027210979" text:style-name="L15">
          <text:list-item>
            <text:p text:style-name="P15">On the <text:span text:style-name="Strong_20_Emphasis">Navigation menu</text:span> (<draw:frame draw:style-name="fr6" draw:name="graphics4" text:anchor-type="as-char" svg:width="0.1563in" svg:height="0.1354in" draw:z-index="9"><draw:image xlink:href="https://cdn.qwiklabs.com/tkgw1TDgj4Q%2BYKQUW4jUFd0O5OEKlUMBRYbhlCrF0WY%3D" xlink:type="simple" xlink:show="embed" xlink:actuate="onLoad"/><svg:title>Navigation menu icon</svg:title></draw:frame>), click <text:span text:style-name="Strong_20_Emphasis">Compute Engine</text:span> &gt; <text:span text:style-name="Strong_20_Emphasis">VM instances</text:span>.</text:p>
          </text:list-item>
          <text:list-item>
            <text:p text:style-name="P15">Click <text:span text:style-name="Strong_20_Emphasis">Create Instance</text:span>.</text:p>
          </text:list-item>
          <text:list-item>
            <text:p text:style-name="P15">Specify the following, and leave the remaining settings as their defaults:</text:p>
          </text:list-item>
        </text:list>
        <table:table table:name="Table1" table:style-name="Table1">
          <table:table-column table:style-name="Table1.A"/>
          <table:table-column table:style-name="Table1.B"/>
          <table:table-row>
            <table:table-cell table:style-name="Table1.A1" office:value-type="string">
              <text:p text:style-name="Table_20_Heading">Property</text:p>
            </table:table-cell>
            <table:table-cell table:style-name="Table1.A1" office:value-type="string">
              <text:p text:style-name="Table_20_Heading">Value (type value or select option as specified)</text:p>
            </table:table-cell>
          </table:table-row>
          <table:table-row>
            <table:table-cell table:style-name="Table1.A1" office:value-type="string">
              <text:p text:style-name="Table_20_Contents">Name</text:p>
            </table:table-cell>
            <table:table-cell table:style-name="Table1.A1" office:value-type="string">
              <text:p text:style-name="Table_20_Contents"><text:span text:style-name="Source_20_Text">mynet-us-vm</text:span></text:p>
            </table:table-cell>
          </table:table-row>
          <table:table-row>
            <table:table-cell table:style-name="Table1.A1" office:value-type="string">
              <text:p text:style-name="Table_20_Contents">Region</text:p>
            </table:table-cell>
            <table:table-cell table:style-name="Table1.A1" office:value-type="string">
              <text:p text:style-name="P74"><text:span text:style-name="Source_20_Text"><text:span text:style-name="T3">us-west1</text:span></text:span></text:p>
            </table:table-cell>
          </table:table-row>
          <table:table-row>
            <table:table-cell table:style-name="Table1.A1" office:value-type="string">
              <text:p text:style-name="Table_20_Contents">Zone</text:p>
            </table:table-cell>
            <table:table-cell table:style-name="Table1.A1" office:value-type="string">
              <text:p text:style-name="P74"><text:span text:style-name="Source_20_Text"><text:span text:style-name="T3">us-west1-c</text:span></text:span></text:p>
            </table:table-cell>
          </table:table-row>
          <table:table-row>
            <table:table-cell table:style-name="Table1.A1" office:value-type="string">
              <text:p text:style-name="Table_20_Contents">Series</text:p>
            </table:table-cell>
            <table:table-cell table:style-name="Table1.A1" office:value-type="string">
              <text:p text:style-name="Table_20_Contents">E2</text:p>
            </table:table-cell>
          </table:table-row>
          <table:table-row>
            <table:table-cell table:style-name="Table1.A1" office:value-type="string">
              <text:p text:style-name="Table_20_Contents">Machine type</text:p>
            </table:table-cell>
            <table:table-cell table:style-name="Table1.A1" office:value-type="string">
              <text:p text:style-name="Table_20_Contents">e2-micro (2 vCPU, 1 GB memory)</text:p>
            </table:table-cell>
          </table:table-row>
          <table:table-row>
            <table:table-cell table:style-name="Table1.A1" office:value-type="string">
              <text:p text:style-name="Table_20_Contents">Boot disk</text:p>
            </table:table-cell>
            <table:table-cell table:style-name="Table1.A1" office:value-type="string">
              <text:p text:style-name="Table_20_Contents">Debian GNU/Linux 11 (bullseye)</text:p>
            </table:table-cell>
          </table:table-row>
        </table:table>
        <text:list xml:id="list38311073" text:continue-numbering="true" text:style-name="L15">
          <text:list-item>
            <text:p text:style-name="P15">Click <text:span text:style-name="Strong_20_Emphasis">Create</text:span>.</text:p>
          </text:list-item>
        </text:list>
        <text:h text:style-name="P73" text:outline-level="3"><text:soft-page-break/><text:span text:style-name="Strong_20_Emphasis">Create a VM instance in </text:span><text:span text:style-name="Strong_20_Emphasis"><text:span text:style-name="Source_20_Text"><text:span text:style-name="T3">europe-west1</text:span></text:span></text:span></text:h>
        <text:p text:style-name="P68">Create a VM instance in the <text:span text:style-name="Source_20_Text"><text:span text:style-name="T3">europe-west1</text:span></text:span> region.</text:p>
        <text:list xml:id="list6253490715082021323" text:style-name="L16">
          <text:list-item>
            <text:p text:style-name="P16">Click <text:span text:style-name="Strong_20_Emphasis">Create instance</text:span>.</text:p>
          </text:list-item>
          <text:list-item>
            <text:p text:style-name="P16">Specify the following, and leave the remaining settings as their defaults:</text:p>
          </text:list-item>
        </text:list>
        <table:table table:name="Table2" table:style-name="Table2">
          <table:table-column table:style-name="Table2.A"/>
          <table:table-column table:style-name="Table2.B"/>
          <table:table-row>
            <table:table-cell table:style-name="Table2.A1" office:value-type="string">
              <text:p text:style-name="Table_20_Heading">Property</text:p>
            </table:table-cell>
            <table:table-cell table:style-name="Table2.A1" office:value-type="string">
              <text:p text:style-name="Table_20_Heading">Value (type value or select option as specified)</text:p>
            </table:table-cell>
          </table:table-row>
          <table:table-row>
            <table:table-cell table:style-name="Table2.A1" office:value-type="string">
              <text:p text:style-name="Table_20_Contents">Name</text:p>
            </table:table-cell>
            <table:table-cell table:style-name="Table2.A1" office:value-type="string">
              <text:p text:style-name="Table_20_Contents"><text:span text:style-name="Source_20_Text">mynet-eu-vm</text:span></text:p>
            </table:table-cell>
          </table:table-row>
          <table:table-row>
            <table:table-cell table:style-name="Table2.A1" office:value-type="string">
              <text:p text:style-name="Table_20_Contents">Region</text:p>
            </table:table-cell>
            <table:table-cell table:style-name="Table2.A1" office:value-type="string">
              <text:p text:style-name="P74"><text:span text:style-name="Source_20_Text"><text:span text:style-name="T3">europe-west1</text:span></text:span></text:p>
            </table:table-cell>
          </table:table-row>
          <table:table-row>
            <table:table-cell table:style-name="Table2.A1" office:value-type="string">
              <text:p text:style-name="Table_20_Contents">Zone</text:p>
            </table:table-cell>
            <table:table-cell table:style-name="Table2.A1" office:value-type="string">
              <text:p text:style-name="P74"><text:span text:style-name="Source_20_Text"><text:span text:style-name="T3">europe-west1-d</text:span></text:span></text:p>
            </table:table-cell>
          </table:table-row>
          <table:table-row>
            <table:table-cell table:style-name="Table2.A1" office:value-type="string">
              <text:p text:style-name="Table_20_Contents">Series</text:p>
            </table:table-cell>
            <table:table-cell table:style-name="Table2.A1" office:value-type="string">
              <text:p text:style-name="Table_20_Contents">E2</text:p>
            </table:table-cell>
          </table:table-row>
          <table:table-row>
            <table:table-cell table:style-name="Table2.A1" office:value-type="string">
              <text:p text:style-name="Table_20_Contents">Machine type</text:p>
            </table:table-cell>
            <table:table-cell table:style-name="Table2.A1" office:value-type="string">
              <text:p text:style-name="Table_20_Contents">e2-micro (2 vCPU, 1 GB memory)</text:p>
            </table:table-cell>
          </table:table-row>
          <table:table-row>
            <table:table-cell table:style-name="Table2.A1" office:value-type="string">
              <text:p text:style-name="Table_20_Contents">Boot disk</text:p>
            </table:table-cell>
            <table:table-cell table:style-name="Table2.A1" office:value-type="string">
              <text:p text:style-name="Table_20_Contents">Debian GNU/Linux 11 (bullseye)</text:p>
            </table:table-cell>
          </table:table-row>
        </table:table>
        <text:list xml:id="list38318421" text:continue-numbering="true" text:style-name="L16">
          <text:list-item>
            <text:p text:style-name="P16">Click <text:span text:style-name="Strong_20_Emphasis">Create</text:span>.</text:p>
          </text:list-item>
        </text:list>
        <text:p text:style-name="Text_20_body"><text:span text:style-name="Strong_20_Emphasis">Note: </text:span>The <text:span text:style-name="T2">External IP addresses</text:span> for both VM instances are ephemeral. If an instance is stopped, any ephemeral external IP addresses assigned to the instance are released back into the general Compute Engine pool and become available for use by other projects.</text:p>
        <text:p text:style-name="Text_20_body">When a stopped instance is started again, a new ephemeral external IP address is assigned to the instance. Alternatively, you can reserve a static external IP address, which assigns the address to your project indefinitely until you explicitly release it.</text:p>
        <text:h text:style-name="Heading_20_3" text:outline-level="3"><text:span text:style-name="Strong_20_Emphasis">Verify connectivity for the VM instances</text:span></text:h>
        <text:p text:style-name="Text_20_body">The firewall rules that you created with <text:span text:style-name="Strong_20_Emphasis">mynetwork</text:span> allow ingress SSH and ICMP traffic from within <text:span text:style-name="Strong_20_Emphasis">mynetwork</text:span> (internal IP) and outside that network (external IP).</text:p>
        <text:list xml:id="list7951272956090192187" text:style-name="L17">
          <text:list-item>
            <text:p text:style-name="P17">On the <text:span text:style-name="Strong_20_Emphasis">Navigation menu</text:span>, click <text:span text:style-name="Strong_20_Emphasis">Compute Engine &gt; VM instances</text:span>.</text:p>
          </text:list-item>
        </text:list>
        <text:p text:style-name="Text_20_body">Note the external and internal IP addresses for <text:span text:style-name="Strong_20_Emphasis">mynet-eu-vm</text:span>.</text:p>
        <text:list xml:id="list8427834486984275475" text:style-name="L18">
          <text:list-item>
            <text:p text:style-name="P18">For <text:span text:style-name="Strong_20_Emphasis">mynet-us-vm</text:span>, click <text:span text:style-name="Strong_20_Emphasis">SSH</text:span> to launch a terminal and connect.</text:p>
          </text:list-item>
        </text:list>
        <text:p text:style-name="Text_20_body"><text:span text:style-name="Strong_20_Emphasis">Note: </text:span>You can SSH because of the <text:span text:style-name="T2">allow-ssh</text:span> firewall rule, which allows incoming traffic from anywhere (0.0.0.0/0) for <text:span text:style-name="T2">tcp:22</text:span>. The SSH connection works seamlessly because Compute Engine generates an SSH key for you and stores it in one of the following locations:</text:p>
        <text:list xml:id="list1929542371196493671" text:style-name="L19">
          <text:list-item>
            <text:p text:style-name="P58">By default, Compute Engine adds the generated key to project or instance metadata.</text:p>
          </text:list-item>
          <text:list-item>
            <text:p text:style-name="P19">If your account is configured to use OS Login, Compute Engine stores the generated key with your user account.</text:p>
          </text:list-item>
        </text:list>
        <text:p text:style-name="Text_20_body">Alternatively, you can control access to Linux instances by creating SSH keys and editing public SSH key metadata.</text:p>
        <text:list xml:id="list4149049730194309265" text:style-name="L20">
          <text:list-item>
            <text:p text:style-name="P20">To test connectivity to <text:span text:style-name="Strong_20_Emphasis">mynet-eu-vm</text:span>'s internal IP, run the following command, replacing <text:span text:style-name="Strong_20_Emphasis">mynet-eu-vm</text:span>'s internal IP:</text:p>
          </text:list-item>
        </text:list>
        <text:p text:style-name="P75">ping -c 3 &lt;Enter mynet-eu-vm's internal IP here&gt;</text:p>
        <text:p text:style-name="P71">Copied!</text:p>
        <text:p text:style-name="Text_20_body">content_copy</text:p>
        <text:p text:style-name="Text_20_body">You can ping <text:span text:style-name="Strong_20_Emphasis">mynet-eu-vm</text:span>'s internal IP because of the <text:span text:style-name="Strong_20_Emphasis">allow-custom</text:span> firewall rule.</text:p>
        <text:list xml:id="list7276632736876610677" text:style-name="L21">
          <text:list-item>
            <text:p text:style-name="P21"><text:soft-page-break/>To test connectivity to <text:span text:style-name="Strong_20_Emphasis">mynet-eu-vm</text:span>'s external IP, run the following command, replacing <text:span text:style-name="Strong_20_Emphasis">mynet-eu-vm</text:span>'s external IP:</text:p>
          </text:list-item>
        </text:list>
        <text:p text:style-name="P75">ping -c 3 &lt;Enter mynet-eu-vm's external IP here&gt;</text:p>
        <text:p text:style-name="P71">Copied!</text:p>
        <text:p text:style-name="Text_20_body">content_copy</text:p>
        <text:p text:style-name="P49">Which firewall rule allows the ping to mynet-eu-vm's external IP address?</text:p>
        <text:p text:style-name="P67"><draw:frame draw:style-name="fr1" draw:name="Frame9" text:anchor-type="char" svg:width="0.2083in" draw:z-index="10"><draw:text-box fo:min-height="0.2083in"><draw:frame draw:style-name="fr2" draw:name="Frame10" text:anchor-type="frame" svg:x="0in" svg:y="0in" svg:width="0.2083in" draw:z-index="11"><draw:text-box fo:min-height="0.2083in"><text:p text:style-name="Text_20_body"/></draw:text-box></draw:frame><draw:frame draw:style-name="fr3" draw:name="Frame11" text:anchor-type="frame" svg:x="0in" svg:y="0in" svg:width="0.2083in" draw:z-index="12"><draw:text-box fo:min-height="0.2083in"><text:p text:style-name="Text_20_body"/></draw:text-box></draw:frame><text:p text:style-name="Text_20_body"/></draw:text-box></draw:frame>mynetwork-allow-icmp</text:p>
        <text:p text:style-name="P67"><draw:frame draw:style-name="fr1" draw:name="Frame12" text:anchor-type="char" svg:width="0.2083in" draw:z-index="13"><draw:text-box fo:min-height="0.2083in"><draw:frame draw:style-name="fr2" draw:name="Frame13" text:anchor-type="frame" svg:x="0in" svg:y="0in" svg:width="0.2083in" draw:z-index="14"><draw:text-box fo:min-height="0.2083in"><text:p text:style-name="Text_20_body"/></draw:text-box></draw:frame><draw:frame draw:style-name="fr3" draw:name="Frame14" text:anchor-type="frame" svg:x="0in" svg:y="0in" svg:width="0.2083in" draw:z-index="15"><draw:text-box fo:min-height="0.2083in"><text:p text:style-name="Text_20_body"/></draw:text-box></draw:frame><text:p text:style-name="Text_20_body"/></draw:text-box></draw:frame>mynetwork-allow-rdp</text:p>
        <text:p text:style-name="P67"><draw:frame draw:style-name="fr1" draw:name="Frame15" text:anchor-type="char" svg:width="0.2083in" draw:z-index="16"><draw:text-box fo:min-height="0.2083in"><draw:frame draw:style-name="fr2" draw:name="Frame16" text:anchor-type="frame" svg:x="0in" svg:y="0in" svg:width="0.2083in" draw:z-index="17"><draw:text-box fo:min-height="0.2083in"><text:p text:style-name="Text_20_body"/></draw:text-box></draw:frame><draw:frame draw:style-name="fr3" draw:name="Frame17" text:anchor-type="frame" svg:x="0in" svg:y="0in" svg:width="0.2083in" draw:z-index="18"><draw:text-box fo:min-height="0.2083in"><text:p text:style-name="Text_20_body"/></draw:text-box></draw:frame><text:p text:style-name="Text_20_body"/></draw:text-box></draw:frame>mynetwork-allow-ssh</text:p>
        <text:p text:style-name="P67"><draw:frame draw:style-name="fr1" draw:name="Frame18" text:anchor-type="char" svg:width="0.2083in" draw:z-index="19"><draw:text-box fo:min-height="0.2083in"><draw:frame draw:style-name="fr2" draw:name="Frame19" text:anchor-type="frame" svg:x="0in" svg:y="0in" svg:width="0.2083in" draw:z-index="20"><draw:text-box fo:min-height="0.2083in"><text:p text:style-name="Text_20_body"/></draw:text-box></draw:frame><draw:frame draw:style-name="fr3" draw:name="Frame20" text:anchor-type="frame" svg:x="0in" svg:y="0in" svg:width="0.2083in" draw:z-index="21"><draw:text-box fo:min-height="0.2083in"><text:p text:style-name="Text_20_body"/></draw:text-box></draw:frame><text:p text:style-name="Text_20_body"/></draw:text-box></draw:frame>mynetwork-allow-custom</text:p>
        <text:p text:style-name="Text_20_body"><draw:frame draw:style-name="fr1" draw:name="Frame21" text:anchor-type="char" svg:width="0.9791in" draw:z-index="22"><draw:text-box fo:min-height="0.3752in"><text:p text:style-name="Text_20_body"/></draw:text-box></draw:frame>Submit</text:p>
        <text:p text:style-name="Text_20_body"><text:span text:style-name="Strong_20_Emphasis">Note: </text:span>You can SSH to <text:span text:style-name="T2">mynet-us-vm</text:span> and ping <text:span text:style-name="T2">mynet-eu-vm</text:span>'s internal and external IP addresses as expected. Alternatively, you can SSH to <text:span text:style-name="T2">mynet-eu-vm</text:span> and ping <text:span text:style-name="T2">mynet-us-vm</text:span>'s internal and external IP addresses, which also works.</text:p>
        <text:h text:style-name="Heading_20_3" text:outline-level="3"><text:span text:style-name="Strong_20_Emphasis">Convert the network to a custom mode network</text:span></text:h>
        <text:p text:style-name="Text_20_body">The auto mode network worked great so far, but you have been asked to convert it to a custom mode network so that new subnets aren't automatically created as new regions become available. This could result in overlap with IP addresses used by manually created subnets or static routes, or could interfere with your overall network planning.</text:p>
        <text:list xml:id="list4548750098642289627" text:style-name="L22">
          <text:list-item>
            <text:p text:style-name="P59">On the <text:span text:style-name="Strong_20_Emphasis">Navigation menu</text:span> (<draw:frame draw:style-name="fr6" draw:name="graphics5" text:anchor-type="as-char" svg:width="0.1563in" svg:height="0.1354in" draw:z-index="23"><draw:image xlink:href="https://cdn.qwiklabs.com/tkgw1TDgj4Q%2BYKQUW4jUFd0O5OEKlUMBRYbhlCrF0WY%3D" xlink:type="simple" xlink:show="embed" xlink:actuate="onLoad"/><svg:title>Navigation menu icon</svg:title></draw:frame>), click <text:span text:style-name="Strong_20_Emphasis">VPC network &gt; VPC networks</text:span>.</text:p>
          </text:list-item>
          <text:list-item>
            <text:p text:style-name="P59">Click <text:span text:style-name="Strong_20_Emphasis">mynetwork</text:span> to open the network details.</text:p>
          </text:list-item>
          <text:list-item>
            <text:p text:style-name="P59">Click <text:span text:style-name="Strong_20_Emphasis">Edit</text:span>.</text:p>
          </text:list-item>
          <text:list-item>
            <text:p text:style-name="P59">Select <text:span text:style-name="Strong_20_Emphasis">Custom</text:span> for the <text:span text:style-name="Strong_20_Emphasis">Subnet creation mode</text:span>.</text:p>
          </text:list-item>
          <text:list-item>
            <text:p text:style-name="P59">Click <text:span text:style-name="Strong_20_Emphasis">Save</text:span>.</text:p>
          </text:list-item>
          <text:list-item>
            <text:p text:style-name="P22">Return to the <text:span text:style-name="Strong_20_Emphasis">VPC networks</text:span> page.</text:p>
          </text:list-item>
        </text:list>
        <text:p text:style-name="Text_20_body">Wait for the <text:span text:style-name="Strong_20_Emphasis">Mode</text:span> of <text:span text:style-name="Strong_20_Emphasis">mynetwork</text:span> to change to <text:span text:style-name="Strong_20_Emphasis">Custom</text:span>.</text:p>
        <text:p text:style-name="Text_20_body">You can click <text:span text:style-name="Strong_20_Emphasis">Refresh</text:span> while you wait.</text:p>
        <text:p text:style-name="Text_20_body">Click <text:span text:style-name="Emphasis">Check my progress</text:span> to verify the objective.</text:p>
        <text:p text:style-name="P72">Create a VPC network and VM instances</text:p>
        <text:p text:style-name="Text_20_body"><draw:frame draw:style-name="fr1" draw:name="Frame22" text:anchor-type="char" svg:width="1.8335in" draw:z-index="24"><draw:text-box fo:min-height="0.3752in"><text:p text:style-name="Text_20_body"/></draw:text-box></draw:frame>Check my progress</text:p>
        <text:p text:style-name="Text_20_body"><text:span text:style-name="Strong_20_Emphasis">Note: </text:span>Converting an auto mode network to a custom mode network is an easy task, and it provides you with more flexibility. We recommend that you use custom mode networks in production.</text:p>
        <text:h text:style-name="Heading_20_2" text:outline-level="2"><text:bookmark text:name="step4"/>Task 3. Create custom mode networks</text:h>
        <text:p text:style-name="Text_20_body">You have been tasked to create two additional custom networks, <text:span text:style-name="Strong_20_Emphasis">managementnet</text:span> and <text:span text:style-name="Strong_20_Emphasis">privatenet</text:span>, along with firewall rules to allow <text:span text:style-name="Strong_20_Emphasis">SSH</text:span>, <text:span text:style-name="Strong_20_Emphasis">ICMP</text:span>, and <text:span text:style-name="Strong_20_Emphasis">RDP</text:span> ingress traffic and VM instances as shown in this example diagram (with the exception of vm-appliance):</text:p>
        <text:p text:style-name="Text_20_body"><text:soft-page-break/><draw:frame draw:style-name="fr5" draw:name="graphics6" text:anchor-type="as-char" svg:width="6.7209in" svg:height="3.2811in" draw:z-index="25"><draw:image xlink:href="https://cdn.qwiklabs.com/lX%2BlZ11ZdTwmfFe3Kwrh3uu3mWYFQwnS0LdcgBS70ng%3D" xlink:type="simple" xlink:show="embed" xlink:actuate="onLoad"/><svg:title>VPC Networking Architecture diagram</svg:title></draw:frame></text:p>
        <text:p text:style-name="Text_20_body">Note that the IP CIDR ranges of these networks do not overlap. This allows you to set up mechanisms such as VPC peering between the networks. If you specify IP CIDR ranges that are different from your on-premises network, you could even configure hybrid connectivity using VPN or Cloud Interconnect.</text:p>
        <text:h text:style-name="Heading_20_3" text:outline-level="3"><text:span text:style-name="Strong_20_Emphasis">Create the managementnet network</text:span></text:h>
        <text:p text:style-name="Text_20_body">Create the <text:span text:style-name="Strong_20_Emphasis">managementnet</text:span> network using the Cloud Console.</text:p>
        <text:list xml:id="list1788386501632988494" text:style-name="L23">
          <text:list-item>
            <text:p text:style-name="P23">In the Cloud Console, on the <text:span text:style-name="Strong_20_Emphasis">Navigation menu</text:span> (<draw:frame draw:style-name="fr6" draw:name="graphics7" text:anchor-type="as-char" svg:width="0.1563in" svg:height="0.1354in" draw:z-index="26"><draw:image xlink:href="https://cdn.qwiklabs.com/tkgw1TDgj4Q%2BYKQUW4jUFd0O5OEKlUMBRYbhlCrF0WY%3D" xlink:type="simple" xlink:show="embed" xlink:actuate="onLoad"/><svg:title>Navigation menu icon</svg:title></draw:frame>), click <text:span text:style-name="Strong_20_Emphasis">VPC network &gt; VPC networks</text:span>.</text:p>
          </text:list-item>
          <text:list-item>
            <text:p text:style-name="P23">Click <text:span text:style-name="Strong_20_Emphasis">Create VPC Network</text:span>.</text:p>
          </text:list-item>
          <text:list-item>
            <text:p text:style-name="P23">For <text:span text:style-name="Strong_20_Emphasis">Name</text:span>, type <text:span text:style-name="Strong_20_Emphasis">managementnet</text:span></text:p>
          </text:list-item>
          <text:list-item>
            <text:p text:style-name="P23">For <text:span text:style-name="Strong_20_Emphasis">Subnet creation mode</text:span>, click <text:span text:style-name="Strong_20_Emphasis">Custom</text:span>.</text:p>
          </text:list-item>
          <text:list-item>
            <text:p text:style-name="P23">Specify the following, and leave the remaining settings as their defaults:</text:p>
          </text:list-item>
        </text:list>
        <table:table table:name="Table3" table:style-name="Table3">
          <table:table-column table:style-name="Table3.A"/>
          <table:table-column table:style-name="Table3.B"/>
          <table:table-row>
            <table:table-cell table:style-name="Table3.A1" office:value-type="string">
              <text:p text:style-name="Table_20_Heading">Property</text:p>
            </table:table-cell>
            <table:table-cell table:style-name="Table3.A1" office:value-type="string">
              <text:p text:style-name="Table_20_Heading">Value (type value or select option as specified)</text:p>
            </table:table-cell>
          </table:table-row>
          <table:table-row>
            <table:table-cell table:style-name="Table3.A1" office:value-type="string">
              <text:p text:style-name="Table_20_Contents">Name</text:p>
            </table:table-cell>
            <table:table-cell table:style-name="Table3.A1" office:value-type="string">
              <text:p text:style-name="Table_20_Contents"><text:span text:style-name="Source_20_Text">managementsubnet-us</text:span></text:p>
            </table:table-cell>
          </table:table-row>
          <text:soft-page-break/>
          <table:table-row>
            <table:table-cell table:style-name="Table3.A1" office:value-type="string">
              <text:p text:style-name="Table_20_Contents">Region</text:p>
            </table:table-cell>
            <table:table-cell table:style-name="Table3.A1" office:value-type="string">
              <text:p text:style-name="P74"><text:span text:style-name="Source_20_Text"><text:span text:style-name="T3">us-west1</text:span></text:span></text:p>
            </table:table-cell>
          </table:table-row>
          <table:table-row>
            <table:table-cell table:style-name="Table3.A1" office:value-type="string">
              <text:p text:style-name="Table_20_Contents">IPv4 range</text:p>
            </table:table-cell>
            <table:table-cell table:style-name="Table3.A1" office:value-type="string">
              <text:p text:style-name="Table_20_Contents"><text:span text:style-name="Source_20_Text">10.240.0.0/20</text:span></text:p>
            </table:table-cell>
          </table:table-row>
        </table:table>
        <text:list xml:id="list38329798" text:continue-numbering="true" text:style-name="L23">
          <text:list-item>
            <text:p text:style-name="P23">Click <text:span text:style-name="Strong_20_Emphasis">Done</text:span>.</text:p>
          </text:list-item>
          <text:list-item>
            <text:p text:style-name="P23">Click <text:span text:style-name="Strong_20_Emphasis">Equivalent Command line</text:span>.</text:p>
            <text:p text:style-name="P23">These commands illustrate that networks and subnets can be created using the <text:span text:style-name="Source_20_Text">gcloud</text:span> command line. You will create the <text:span text:style-name="Strong_20_Emphasis">privatenet</text:span> network using these commands with similar parameters.</text:p>
          </text:list-item>
          <text:list-item>
            <text:p text:style-name="P23">Click <text:span text:style-name="Strong_20_Emphasis">Close</text:span>.</text:p>
          </text:list-item>
          <text:list-item>
            <text:p text:style-name="P23">Click <text:span text:style-name="Strong_20_Emphasis">Create</text:span>.</text:p>
          </text:list-item>
        </text:list>
        <text:h text:style-name="Heading_20_3" text:outline-level="3"><text:span text:style-name="Strong_20_Emphasis">Create the privatenet network</text:span></text:h>
        <text:p text:style-name="Text_20_body">Create the <text:span text:style-name="Strong_20_Emphasis">privatenet</text:span> network using the <text:span text:style-name="Source_20_Text">gcloud</text:span> command line.</text:p>
        <text:list xml:id="list5801037004637889462" text:style-name="L24">
          <text:list-item>
            <text:p text:style-name="P60">In the Cloud Console, click <text:span text:style-name="Strong_20_Emphasis">Activate Cloud Shell</text:span> (<draw:frame draw:style-name="fr6" draw:name="graphics8" text:anchor-type="as-char" svg:width="0.1563in" svg:height="0.1354in" draw:z-index="27"><draw:image xlink:href="https://cdn.qwiklabs.com/ep8HmqYGdD%2FkUncAAYpV47OYoHwC8%2Bg0WK%2F8sidHquE%3D" xlink:type="simple" xlink:show="embed" xlink:actuate="onLoad"/><svg:title>Acitvate Cloud Shell icon</svg:title></draw:frame>).</text:p>
          </text:list-item>
          <text:list-item>
            <text:p text:style-name="P60">If prompted, click <text:span text:style-name="Strong_20_Emphasis">Continue</text:span>.</text:p>
          </text:list-item>
          <text:list-item>
            <text:p text:style-name="P24">To create the <text:span text:style-name="Strong_20_Emphasis">privatenet</text:span> network, run the following command. Click <text:span text:style-name="Strong_20_Emphasis">Authorize</text:span> if prompted.</text:p>
          </text:list-item>
        </text:list>
        <text:p text:style-name="P75">gcloud compute networks create privatenet --subnet-mode=custom</text:p>
        <text:p text:style-name="P71">Copied!</text:p>
        <text:p text:style-name="Text_20_body">content_copy</text:p>
        <text:list xml:id="list855585341450060312" text:style-name="L25">
          <text:list-item>
            <text:p text:style-name="P25">To create the <text:span text:style-name="Strong_20_Emphasis">privatesubnet-us</text:span> subnet, run the following command:</text:p>
          </text:list-item>
        </text:list>
        <text:p text:style-name="P75">gcloud compute networks subnets create privatesubnet-us --network=privatenet --region=us-west1 --range=172.16.0.0/24</text:p>
        <text:p text:style-name="P71">Copied!</text:p>
        <text:p text:style-name="Text_20_body">content_copy</text:p>
        <text:list xml:id="list9214283147888016090" text:style-name="L26">
          <text:list-item>
            <text:p text:style-name="P26">To create the <text:span text:style-name="Strong_20_Emphasis">privatesubnet-eu</text:span> subnet, run the following command:</text:p>
          </text:list-item>
        </text:list>
        <text:p text:style-name="P75">gcloud compute networks subnets create privatesubnet-eu --network=privatenet --region=europe-west1 --range=172.20.0.0/20</text:p>
        <text:p text:style-name="P71">Copied!</text:p>
        <text:p text:style-name="Text_20_body">content_copy</text:p>
        <text:list xml:id="list3758368137408825839" text:style-name="L27">
          <text:list-item>
            <text:p text:style-name="P27">To list the available VPC networks, run the following command:</text:p>
          </text:list-item>
        </text:list>
        <text:p text:style-name="P75">gcloud compute networks list</text:p>
        <text:p text:style-name="P71">Copied!</text:p>
        <text:p text:style-name="Text_20_body">content_copy</text:p>
        <text:p text:style-name="Text_20_body">The output should look like this:</text:p>
        <text:p text:style-name="P76">NAME <text:s text:c="10"/>SUBNET_MODE <text:s/>BGP_ROUTING_MODE <text:s/>IPV4_RANGE <text:s/>GATEWAY_IPV4</text:p>
        <text:p text:style-name="P77">managementnet <text:s/><text:span text:style-name="T4">CUSTOM</text:span> <text:s text:c="6"/>REGIONAL</text:p>
        <text:p text:style-name="P77">mynetwork <text:s text:c="5"/><text:span text:style-name="T4">CUSTOM</text:span> <text:s text:c="6"/>REGIONAL</text:p>
        <text:p text:style-name="P77">privatenet <text:s text:c="4"/><text:span text:style-name="T4">CUSTOM</text:span> <text:s text:c="6"/>REGIONAL</text:p>
        <text:list xml:id="list8669591062323322167" text:style-name="L28">
          <text:list-item>
            <text:p text:style-name="P28">To list the available VPC subnets (sorted by VPC network), run the following command:</text:p>
          </text:list-item>
        </text:list>
        <text:p text:style-name="P75">gcloud compute networks subnets list --sort-by=NETWORK</text:p>
        <text:p text:style-name="P71">Copied!</text:p>
        <text:p text:style-name="P49">content_copy</text:p>
        <text:p text:style-name="Text_20_body"><text:span text:style-name="Strong_20_Emphasis">Note: </text:span>The <text:span text:style-name="T2">managementnet</text:span> and <text:span text:style-name="T2">privatenet</text:span> networks only have the subnets that you created because <text:soft-page-break/>they are custom mode networks. <text:span text:style-name="T2">mynetwork</text:span> is also a custom mode network, but it started out as an auto mode network, resulting in subnets in each region.</text:p>
        <text:list xml:id="list5836875332294351191" text:style-name="L29">
          <text:list-item>
            <text:p text:style-name="P29">In the Cloud Console, on the <text:span text:style-name="Strong_20_Emphasis">Navigation menu</text:span> (<draw:frame draw:style-name="fr6" draw:name="graphics9" text:anchor-type="as-char" svg:width="0.1563in" svg:height="0.1354in" draw:z-index="28"><draw:image xlink:href="https://cdn.qwiklabs.com/tkgw1TDgj4Q%2BYKQUW4jUFd0O5OEKlUMBRYbhlCrF0WY%3D" xlink:type="simple" xlink:show="embed" xlink:actuate="onLoad"/><svg:title>Navigation menu icon</svg:title></draw:frame>), click <text:span text:style-name="Strong_20_Emphasis">VPC network &gt; VPC networks</text:span>.<text:line-break/>Verify that the same networks and subnets are listed in the Cloud Console.</text:p>
          </text:list-item>
        </text:list>
        <text:h text:style-name="Heading_20_3" text:outline-level="3"><text:span text:style-name="Strong_20_Emphasis">Create the firewall rules for managementnet</text:span></text:h>
        <text:p text:style-name="Text_20_body">Create firewall rules to allow <text:span text:style-name="Strong_20_Emphasis">SSH</text:span>, <text:span text:style-name="Strong_20_Emphasis">ICMP</text:span>, and <text:span text:style-name="Strong_20_Emphasis">RDP</text:span> ingress traffic to VM instances on the <text:span text:style-name="Strong_20_Emphasis">managementnet</text:span> network.</text:p>
        <text:list xml:id="list7815273720283473400" text:style-name="L30">
          <text:list-item>
            <text:p text:style-name="P30">In the Cloud Console, on the <text:span text:style-name="Strong_20_Emphasis">Navigation menu</text:span> (<draw:frame draw:style-name="fr6" draw:name="graphics10" text:anchor-type="as-char" svg:width="0.1563in" svg:height="0.1354in" draw:z-index="29"><draw:image xlink:href="https://cdn.qwiklabs.com/tkgw1TDgj4Q%2BYKQUW4jUFd0O5OEKlUMBRYbhlCrF0WY%3D" xlink:type="simple" xlink:show="embed" xlink:actuate="onLoad"/><svg:title>Navigation menu icon</svg:title></draw:frame>), click <text:span text:style-name="Strong_20_Emphasis">VPC network &gt; Firewall</text:span>.</text:p>
          </text:list-item>
          <text:list-item>
            <text:p text:style-name="P30">Click <text:span text:style-name="Strong_20_Emphasis">Create Firewall Rule</text:span>.</text:p>
          </text:list-item>
          <text:list-item>
            <text:p text:style-name="P30">Specify the following, and leave the remaining settings as their defaults:</text:p>
          </text:list-item>
        </text:list>
        <table:table table:name="Table4" table:style-name="Table4">
          <table:table-column table:style-name="Table4.A"/>
          <table:table-column table:style-name="Table4.B"/>
          <table:table-row>
            <table:table-cell table:style-name="Table4.A1" office:value-type="string">
              <text:p text:style-name="Table_20_Heading">Property</text:p>
            </table:table-cell>
            <table:table-cell table:style-name="Table4.A1" office:value-type="string">
              <text:p text:style-name="Table_20_Heading">Value (type value or select option as specified)</text:p>
            </table:table-cell>
          </table:table-row>
          <table:table-row>
            <table:table-cell table:style-name="Table4.A1" office:value-type="string">
              <text:p text:style-name="Table_20_Contents">Name</text:p>
            </table:table-cell>
            <table:table-cell table:style-name="Table4.A1" office:value-type="string">
              <text:p text:style-name="Table_20_Contents"><text:span text:style-name="Source_20_Text">managementnet-allow-icmp-ssh-rdp</text:span></text:p>
            </table:table-cell>
          </table:table-row>
          <table:table-row>
            <table:table-cell table:style-name="Table4.A1" office:value-type="string">
              <text:p text:style-name="Table_20_Contents">Network</text:p>
            </table:table-cell>
            <table:table-cell table:style-name="Table4.A1" office:value-type="string">
              <text:p text:style-name="Table_20_Contents">managementnet</text:p>
            </table:table-cell>
          </table:table-row>
          <table:table-row>
            <table:table-cell table:style-name="Table4.A1" office:value-type="string">
              <text:p text:style-name="Table_20_Contents">Targets</text:p>
            </table:table-cell>
            <table:table-cell table:style-name="Table4.A1" office:value-type="string">
              <text:p text:style-name="Table_20_Contents">All instances in the network</text:p>
            </table:table-cell>
          </table:table-row>
          <table:table-row>
            <table:table-cell table:style-name="Table4.A1" office:value-type="string">
              <text:p text:style-name="Table_20_Contents">Source filter</text:p>
            </table:table-cell>
            <table:table-cell table:style-name="Table4.A1" office:value-type="string">
              <text:p text:style-name="Table_20_Contents">IPv4 Ranges</text:p>
            </table:table-cell>
          </table:table-row>
          <table:table-row>
            <table:table-cell table:style-name="Table4.A1" office:value-type="string">
              <text:p text:style-name="Table_20_Contents">Source IPv4 ranges</text:p>
            </table:table-cell>
            <table:table-cell table:style-name="Table4.A1" office:value-type="string">
              <text:p text:style-name="Table_20_Contents"><text:span text:style-name="Source_20_Text">0.0.0.0/0</text:span></text:p>
            </table:table-cell>
          </table:table-row>
          <table:table-row>
            <table:table-cell table:style-name="Table4.A1" office:value-type="string">
              <text:p text:style-name="Table_20_Contents">Protocols and ports</text:p>
            </table:table-cell>
            <table:table-cell table:style-name="Table4.A1" office:value-type="string">
              <text:p text:style-name="Table_20_Contents">Specified protocols and ports</text:p>
            </table:table-cell>
          </table:table-row>
        </table:table>
        <text:p text:style-name="Text_20_body"><text:span text:style-name="Strong_20_Emphasis">Note: </text:span>Make sure to include the <text:span text:style-name="Strong_20_Emphasis">/0</text:span> in the <text:span text:style-name="Strong_20_Emphasis">Source IPv4 ranges</text:span> to specify all networks.</text:p>
        <text:list xml:id="list8485018058109579937" text:style-name="L31">
          <text:list-item>
            <text:p text:style-name="P31">Select <text:span text:style-name="Strong_20_Emphasis">tcp</text:span> and specify ports <text:span text:style-name="Strong_20_Emphasis">22</text:span> and <text:span text:style-name="Strong_20_Emphasis">3389</text:span>.</text:p>
          </text:list-item>
          <text:list-item>
            <text:p text:style-name="P31">Select <text:span text:style-name="Strong_20_Emphasis">Other protocols</text:span> and specify <text:span text:style-name="Strong_20_Emphasis">icmp</text:span> protocol.</text:p>
          </text:list-item>
          <text:list-item>
            <text:p text:style-name="P31">Click <text:span text:style-name="Strong_20_Emphasis">Equivalent Command line</text:span>.</text:p>
            <text:p text:style-name="P31">These commands illustrate that firewall rules can also be created using the <text:span text:style-name="Source_20_Text">gcloud</text:span> command line. You will create the <text:span text:style-name="Strong_20_Emphasis">privatenet</text:span>'s firewall rules using these commands with similar parameters.</text:p>
          </text:list-item>
          <text:list-item>
            <text:p text:style-name="P31">Click <text:span text:style-name="Strong_20_Emphasis">Close</text:span>.</text:p>
          </text:list-item>
          <text:list-item>
            <text:p text:style-name="P31">Click <text:span text:style-name="Strong_20_Emphasis">Create</text:span>.</text:p>
          </text:list-item>
        </text:list>
        <text:h text:style-name="Heading_20_3" text:outline-level="3"><text:span text:style-name="Strong_20_Emphasis">Create the firewall rules for privatenet</text:span></text:h>
        <text:p text:style-name="Text_20_body">Create the firewall rules for <text:span text:style-name="Strong_20_Emphasis">privatenet</text:span> network using the <text:span text:style-name="Source_20_Text">gcloud</text:span> command line.</text:p>
        <text:list xml:id="list5444866858673180354" text:style-name="L32">
          <text:list-item>
            <text:p text:style-name="P61">Return to <text:span text:style-name="Strong_20_Emphasis">Cloud Shell</text:span>. If necessary, click <text:span text:style-name="Strong_20_Emphasis">Activate Cloud Shell</text:span> (<draw:frame draw:style-name="fr6" draw:name="graphics11" text:anchor-type="as-char" svg:width="0.1563in" svg:height="0.1354in" draw:z-index="30"><draw:image xlink:href="https://cdn.qwiklabs.com/ep8HmqYGdD%2FkUncAAYpV47OYoHwC8%2Bg0WK%2F8sidHquE%3D" xlink:type="simple" xlink:show="embed" xlink:actuate="onLoad"/><svg:title>Activate Cloud Shell icon</svg:title></draw:frame>).</text:p>
          </text:list-item>
          <text:list-item>
            <text:p text:style-name="P32">To create the <text:span text:style-name="Strong_20_Emphasis">privatenet-allow-icmp-ssh-rdp</text:span> firewall rule, run the following command:</text:p>
          </text:list-item>
        </text:list>
        <text:p text:style-name="P75">gcloud compute firewall-rules create privatenet-allow-icmp-ssh-rdp --direction=INGRESS --priority=1000 --network=privatenet --action=ALLOW --rules=icmp,tcp:22,tcp:3389 --source-ranges=0.0.0.0/0</text:p>
        <text:p text:style-name="P71">Copied!</text:p>
        <text:p text:style-name="Text_20_body">content_copy</text:p>
        <text:p text:style-name="Text_20_body">The output should look like this:</text:p>
        <text:p text:style-name="P76"><text:span text:style-name="T5">NAME</text:span> <text:s text:c="26"/>NETWORK <text:s text:c="4"/>DIRECTION <text:s/>PRIORITY <text:s/><text:span text:style-name="T6">ALLOW</text:span> <text:s text:c="16"/><text:soft-page-break/><text:span text:style-name="T6">DENY</text:span></text:p>
        <text:p text:style-name="P77"><text:span text:style-name="T5">privatenet</text:span>-<text:span text:style-name="T6">allow</text:span>-icmp-ssh-rdp <text:s/>privatenet <text:s/>INGRESS <text:s text:c="3"/><text:span text:style-name="T6">1000</text:span> <text:s text:c="5"/>icmp,tcp:<text:span text:style-name="T6">22</text:span>,tcp:<text:span text:style-name="T6">3389</text:span></text:p>
        <text:list xml:id="list759476639336522801" text:style-name="L33">
          <text:list-item>
            <text:p text:style-name="P33">To list all the firewall rules (sorted by VPC network), run the following command:</text:p>
          </text:list-item>
        </text:list>
        <text:p text:style-name="P75">gcloud compute firewall-rules list --sort-by=NETWORK</text:p>
        <text:p text:style-name="P71">Copied!</text:p>
        <text:p text:style-name="Text_20_body">content_copy</text:p>
        <text:p text:style-name="Text_20_body">The output should look like this:</text:p>
        <text:p text:style-name="P76"><text:span text:style-name="T5">NAME</text:span> <text:s text:c="29"/>NETWORK <text:s text:c="7"/>DIRECTION <text:s/>PRIORITY <text:s/><text:span text:style-name="T6">ALLOW</text:span> <text:s text:c="23"/></text:p>
        <text:p text:style-name="P77"><text:span text:style-name="T5">managementnet</text:span>-<text:span text:style-name="T6">allow</text:span>-icmp-ssh-rdp <text:s/>managementnet <text:s/>INGRESS <text:s text:c="3"/><text:span text:style-name="T6">1000</text:span> <text:s text:c="5"/>icmp,tcp:<text:span text:style-name="T6">22</text:span>,tcp:<text:span text:style-name="T6">3389</text:span></text:p>
        <text:p text:style-name="P77"><text:span text:style-name="T5">mynetwork</text:span>-<text:span text:style-name="T6">allow</text:span>-icmp <text:s text:c="13"/>mynetwork <text:s text:c="5"/>INGRESS <text:s text:c="3"/><text:span text:style-name="T6">1000</text:span> <text:s text:c="5"/>icmp</text:p>
        <text:p text:style-name="P77"><text:span text:style-name="T5">mynetwork</text:span>-<text:span text:style-name="T6">allow</text:span>-custom <text:s text:c="11"/>mynetwork <text:s text:c="5"/>INGRESS <text:s text:c="3"/><text:span text:style-name="T6">65534</text:span> <text:s text:c="4"/><text:span text:style-name="T6">all</text:span> <text:s text:c="24"/></text:p>
        <text:p text:style-name="P77"><text:span text:style-name="T5">mynetwork</text:span>-<text:span text:style-name="T6">allow</text:span>-rdp <text:s text:c="14"/>mynetwork <text:s text:c="5"/>INGRESS <text:s text:c="3"/><text:span text:style-name="T6">1000</text:span> <text:s text:c="5"/>tcp:<text:span text:style-name="T6">3389</text:span></text:p>
        <text:p text:style-name="P77"><text:span text:style-name="T5">mynetwork</text:span>-<text:span text:style-name="T6">allow</text:span>-ssh <text:s text:c="14"/>mynetwork <text:s text:c="5"/>INGRESS <text:s text:c="3"/><text:span text:style-name="T6">1000</text:span> <text:s text:c="5"/>tcp:<text:span text:style-name="T6">22</text:span></text:p>
        <text:p text:style-name="P77"><text:span text:style-name="T5">privatenet</text:span>-<text:span text:style-name="T6">allow</text:span>-icmp-ssh-rdp <text:s text:c="4"/>privatenet <text:s text:c="4"/>INGRESS <text:s text:c="3"/><text:span text:style-name="T6">1000</text:span> <text:s text:c="5"/>icmp,tcp:<text:span text:style-name="T6">22</text:span>,tcp:<text:span text:style-name="T6">3389</text:span></text:p>
        <text:p text:style-name="Text_20_body">The firewall rules for <text:span text:style-name="Strong_20_Emphasis">mynetwork</text:span> network have been created for you. You can define multiple protocols and ports in one firewall rule (<text:span text:style-name="Strong_20_Emphasis">privatenet</text:span> and <text:span text:style-name="Strong_20_Emphasis">managementnet</text:span>) or spread them across multiple rules (<text:span text:style-name="Strong_20_Emphasis">default</text:span> and <text:span text:style-name="Strong_20_Emphasis">mynetwork</text:span>).</text:p>
        <text:list xml:id="list1377087741807596389" text:style-name="L34">
          <text:list-item>
            <text:p text:style-name="P34">In the Cloud Console, on the <text:span text:style-name="Strong_20_Emphasis">Navigation menu</text:span> (<draw:frame draw:style-name="fr6" draw:name="graphics12" text:anchor-type="as-char" svg:width="0.1563in" svg:height="0.1354in" draw:z-index="31"><draw:image xlink:href="https://cdn.qwiklabs.com/tkgw1TDgj4Q%2BYKQUW4jUFd0O5OEKlUMBRYbhlCrF0WY%3D" xlink:type="simple" xlink:show="embed" xlink:actuate="onLoad"/><svg:title>Navigation menu icon</svg:title></draw:frame>), click <text:span text:style-name="Strong_20_Emphasis">VPC network &gt; Firewall</text:span>.<text:line-break/>Verify that the same firewall rules are listed in the Cloud Console.</text:p>
          </text:list-item>
        </text:list>
        <text:p text:style-name="Text_20_body">Click <text:span text:style-name="Emphasis">Check my progress</text:span> to verify the objective.</text:p>
        <text:p text:style-name="P72">Create custom mode VPC networks with firewall rules</text:p>
        <text:p text:style-name="Text_20_body"><draw:frame draw:style-name="fr1" draw:name="Frame30" text:anchor-type="char" svg:width="1.8335in" draw:z-index="32"><draw:text-box fo:min-height="0.3752in"><text:p text:style-name="Text_20_body"/></draw:text-box></draw:frame>Check my progress</text:p>
        <text:p text:style-name="Text_20_body">Next, create two VM instances:</text:p>
        <text:list xml:id="list1831871229017377988" text:style-name="L35">
          <text:list-item>
            <text:p text:style-name="P62"><text:span text:style-name="Strong_20_Emphasis">managementnet-us-vm</text:span> in <text:span text:style-name="Strong_20_Emphasis">managementsubnet-us</text:span></text:p>
          </text:list-item>
          <text:list-item>
            <text:p text:style-name="P35"><text:span text:style-name="Strong_20_Emphasis">privatenet-us-vm</text:span> in <text:span text:style-name="Strong_20_Emphasis">privatesubnet-us</text:span></text:p>
          </text:list-item>
        </text:list>
        <text:h text:style-name="Heading_20_3" text:outline-level="3"><text:span text:style-name="Strong_20_Emphasis">Create the managementnet-us-vm instance</text:span></text:h>
        <text:p text:style-name="Text_20_body">Create the <text:span text:style-name="Strong_20_Emphasis">managementnet-us-vm</text:span> instance using the Cloud Console.</text:p>
        <text:list xml:id="list4703012175439222833" text:style-name="L36">
          <text:list-item>
            <text:p text:style-name="P36">In the Cloud Console, on the <text:span text:style-name="Strong_20_Emphasis">Navigation menu</text:span> (<draw:frame draw:style-name="fr6" draw:name="graphics13" text:anchor-type="as-char" svg:width="0.1563in" svg:height="0.1354in" draw:z-index="33"><draw:image xlink:href="https://cdn.qwiklabs.com/tkgw1TDgj4Q%2BYKQUW4jUFd0O5OEKlUMBRYbhlCrF0WY%3D" xlink:type="simple" xlink:show="embed" xlink:actuate="onLoad"/><svg:title>Navigation menu icon</svg:title></draw:frame>), click <text:span text:style-name="Strong_20_Emphasis">Compute Engine &gt; VM instances</text:span>.</text:p>
          </text:list-item>
          <text:list-item>
            <text:p text:style-name="P36">Click <text:span text:style-name="Strong_20_Emphasis">Create instance</text:span>.</text:p>
          </text:list-item>
          <text:list-item>
            <text:p text:style-name="P36">Specify the following, and leave the remaining settings as their defaults:</text:p>
          </text:list-item>
        </text:list>
        <table:table table:name="Table5" table:style-name="Table5">
          <table:table-column table:style-name="Table5.A"/>
          <table:table-column table:style-name="Table5.B"/>
          <table:table-row>
            <table:table-cell table:style-name="Table5.A1" office:value-type="string">
              <text:p text:style-name="Table_20_Heading">Property</text:p>
            </table:table-cell>
            <table:table-cell table:style-name="Table5.A1" office:value-type="string">
              <text:p text:style-name="Table_20_Heading">Value (type value or select option as specified)</text:p>
            </table:table-cell>
          </table:table-row>
          <table:table-row>
            <table:table-cell table:style-name="Table5.A1" office:value-type="string">
              <text:p text:style-name="Table_20_Contents">Name</text:p>
            </table:table-cell>
            <table:table-cell table:style-name="Table5.A1" office:value-type="string">
              <text:p text:style-name="Table_20_Contents"><text:span text:style-name="Source_20_Text">managementnet-us-vm</text:span></text:p>
            </table:table-cell>
          </table:table-row>
          <table:table-row>
            <table:table-cell table:style-name="Table5.A1" office:value-type="string">
              <text:p text:style-name="Table_20_Contents">Region</text:p>
            </table:table-cell>
            <table:table-cell table:style-name="Table5.A1" office:value-type="string">
              <text:p text:style-name="P74"><text:span text:style-name="Source_20_Text"><text:span text:style-name="T3">us-west1</text:span></text:span></text:p>
            </table:table-cell>
          </table:table-row>
          <table:table-row>
            <table:table-cell table:style-name="Table5.A1" office:value-type="string">
              <text:p text:style-name="Table_20_Contents">Zone</text:p>
            </table:table-cell>
            <table:table-cell table:style-name="Table5.A1" office:value-type="string">
              <text:p text:style-name="P74"><text:span text:style-name="Source_20_Text"><text:span text:style-name="T3">us-west1-c</text:span></text:span></text:p>
            </table:table-cell>
          </table:table-row>
          <table:table-row>
            <table:table-cell table:style-name="Table5.A1" office:value-type="string">
              <text:p text:style-name="Table_20_Contents">Series</text:p>
            </table:table-cell>
            <table:table-cell table:style-name="Table5.A1" office:value-type="string">
              <text:p text:style-name="Table_20_Contents">E2</text:p>
            </table:table-cell>
          </table:table-row>
          <table:table-row>
            <table:table-cell table:style-name="Table5.A1" office:value-type="string">
              <text:p text:style-name="Table_20_Contents">Machine type</text:p>
            </table:table-cell>
            <table:table-cell table:style-name="Table5.A1" office:value-type="string">
              <text:p text:style-name="Table_20_Contents">e2-micro (2 vCPU, 1 GB memory)</text:p>
            </table:table-cell>
          </table:table-row>
          <table:table-row>
            <table:table-cell table:style-name="Table5.A1" office:value-type="string">
              <text:p text:style-name="Table_20_Contents">Boot disk</text:p>
            </table:table-cell>
            <table:table-cell table:style-name="Table5.A1" office:value-type="string">
              <text:p text:style-name="Table_20_Contents">Debian GNU/Linux 11 (bullseye)</text:p>
            </table:table-cell>
          </table:table-row>
        </table:table>
        <text:list xml:id="list38323399" text:continue-numbering="true" text:style-name="L36">
          <text:list-item>
            <text:p text:style-name="P36">Click <text:span text:style-name="Strong_20_Emphasis">Advanced options</text:span>.</text:p>
          </text:list-item>
          <text:list-item>
            <text:p text:style-name="P36"><text:soft-page-break/>Click <text:span text:style-name="Strong_20_Emphasis">Networking</text:span>.</text:p>
          </text:list-item>
          <text:list-item>
            <text:p text:style-name="P36">For <text:span text:style-name="Strong_20_Emphasis">Network interfaces</text:span>, click the dropdown arrow to edit.</text:p>
          </text:list-item>
          <text:list-item>
            <text:p text:style-name="P36">Specify the following, and leave the remaining settings as their defaults:</text:p>
          </text:list-item>
        </text:list>
        <table:table table:name="Table6" table:style-name="Table6">
          <table:table-column table:style-name="Table6.A"/>
          <table:table-column table:style-name="Table6.B"/>
          <table:table-row>
            <table:table-cell table:style-name="Table6.A1" office:value-type="string">
              <text:p text:style-name="Table_20_Heading">Property</text:p>
            </table:table-cell>
            <table:table-cell table:style-name="Table6.A1" office:value-type="string">
              <text:p text:style-name="Table_20_Heading">Value (type value or select option as specified)</text:p>
            </table:table-cell>
          </table:table-row>
          <table:table-row>
            <table:table-cell table:style-name="Table6.A1" office:value-type="string">
              <text:p text:style-name="Table_20_Contents">Network</text:p>
            </table:table-cell>
            <table:table-cell table:style-name="Table6.A1" office:value-type="string">
              <text:p text:style-name="Table_20_Contents">managementnet</text:p>
            </table:table-cell>
          </table:table-row>
          <table:table-row>
            <table:table-cell table:style-name="Table6.A1" office:value-type="string">
              <text:p text:style-name="Table_20_Contents">Subnetwork</text:p>
            </table:table-cell>
            <table:table-cell table:style-name="Table6.A1" office:value-type="string">
              <text:p text:style-name="Table_20_Contents">managementsubnet-us</text:p>
            </table:table-cell>
          </table:table-row>
        </table:table>
        <text:p text:style-name="Text_20_body"><text:span text:style-name="Strong_20_Emphasis">Note: </text:span>The subnets available for selection are restricted to those in the selected region.</text:p>
        <text:list xml:id="list6864105487682581456" text:style-name="L37">
          <text:list-item>
            <text:p text:style-name="P37">Click <text:span text:style-name="Strong_20_Emphasis">Done</text:span>.</text:p>
          </text:list-item>
          <text:list-item>
            <text:p text:style-name="P37">Click <text:span text:style-name="Strong_20_Emphasis">Equivalent Code</text:span>.</text:p>
            <text:p text:style-name="P37">This illustrates that VM instances can also be created using the <text:span text:style-name="Source_20_Text">gcloud</text:span> command line. You will create the <text:span text:style-name="Strong_20_Emphasis">privatenet-us-vm</text:span> instance using these commands with similar parameters.</text:p>
          </text:list-item>
          <text:list-item>
            <text:p text:style-name="P37">Click <text:span text:style-name="Strong_20_Emphasis">Close</text:span>.</text:p>
          </text:list-item>
          <text:list-item>
            <text:p text:style-name="P37">Click <text:span text:style-name="Strong_20_Emphasis">Create</text:span>.</text:p>
          </text:list-item>
        </text:list>
        <text:h text:style-name="Heading_20_3" text:outline-level="3"><text:span text:style-name="Strong_20_Emphasis">Create the privatenet-us-vm instance</text:span></text:h>
        <text:p text:style-name="Text_20_body">Create the <text:span text:style-name="Strong_20_Emphasis">privatenet-us-vm</text:span> instance using the <text:span text:style-name="Source_20_Text">gcloud</text:span> command line.</text:p>
        <text:list xml:id="list3099145989996322343" text:style-name="L38">
          <text:list-item>
            <text:p text:style-name="P63">Return to <text:span text:style-name="Strong_20_Emphasis">Cloud Shell</text:span>. If necessary, click <text:span text:style-name="Strong_20_Emphasis">Activate Cloud Shell</text:span> (<draw:frame draw:style-name="fr6" draw:name="graphics14" text:anchor-type="as-char" svg:width="0.1563in" svg:height="0.1354in" draw:z-index="34"><draw:image xlink:href="https://cdn.qwiklabs.com/ep8HmqYGdD%2FkUncAAYpV47OYoHwC8%2Bg0WK%2F8sidHquE%3D" xlink:type="simple" xlink:show="embed" xlink:actuate="onLoad"/><svg:title>Activate Cloud Shell icon</svg:title></draw:frame>).</text:p>
          </text:list-item>
          <text:list-item>
            <text:p text:style-name="P38">To create the <text:span text:style-name="Strong_20_Emphasis">privatenet-us-vm</text:span> instance, run the following command:</text:p>
          </text:list-item>
        </text:list>
        <text:p text:style-name="P75">gcloud compute instances create privatenet-us-vm --zone=us-west1-c --machine-type=e2-micro --subnet=privatesubnet-us --image-family=debian-11 --image-project=debian-cloud --boot-disk-size=10GB --boot-disk-type=pd-standard --boot-disk-device-name=privatenet-us-vm</text:p>
        <text:p text:style-name="P71">Copied!</text:p>
        <text:p text:style-name="Text_20_body">content_copy</text:p>
        <text:list xml:id="list5296810186495587306" text:style-name="L39">
          <text:list-item>
            <text:p text:style-name="P39">To list all the VM instances (sorted by zone), run the following command:</text:p>
          </text:list-item>
        </text:list>
        <text:p text:style-name="P75">gcloud compute instances list --sort-by=ZONE</text:p>
        <text:p text:style-name="P71">Copied!</text:p>
        <text:p text:style-name="Text_20_body">content_copy</text:p>
        <text:list xml:id="list2849474425171257391" text:style-name="L40">
          <text:list-item>
            <text:p text:style-name="P40">In the Cloud Console, on the <text:span text:style-name="Strong_20_Emphasis">Navigation menu</text:span> (<draw:frame draw:style-name="fr6" draw:name="graphics15" text:anchor-type="as-char" svg:width="0.1563in" svg:height="0.1354in" draw:z-index="35"><draw:image xlink:href="https://cdn.qwiklabs.com/tkgw1TDgj4Q%2BYKQUW4jUFd0O5OEKlUMBRYbhlCrF0WY%3D" xlink:type="simple" xlink:show="embed" xlink:actuate="onLoad"/><svg:title>Navigation menu</svg:title></draw:frame>), click <text:span text:style-name="Strong_20_Emphasis">Compute Engine &gt; VM instances</text:span>.</text:p>
          </text:list-item>
        </text:list>
        <text:p text:style-name="Text_20_body">Verify that the VM instances are listed in the Cloud Console.</text:p>
        <text:list xml:id="list8513138768510902623" text:style-name="L41">
          <text:list-item>
            <text:p text:style-name="P41">For <text:span text:style-name="Strong_20_Emphasis">Columns</text:span>, select <text:span text:style-name="Strong_20_Emphasis">Zone</text:span>.</text:p>
            <text:p text:style-name="P70">There are three instances in <text:span text:style-name="Strong_20_Emphasis"><text:span text:style-name="Source_20_Text"><text:span text:style-name="T3">us-west1-c</text:span></text:span></text:span> and one instance in <text:span text:style-name="Strong_20_Emphasis"><text:span text:style-name="Source_20_Text"><text:span text:style-name="T3">europe-west1-d</text:span></text:span></text:span>. However, these instances are spread across three VPC networks (<text:span text:style-name="Strong_20_Emphasis">managementnet</text:span>, <text:span text:style-name="Strong_20_Emphasis">mynetwork</text:span>, and <text:span text:style-name="Strong_20_Emphasis">privatenet</text:span>), with no instance in the same zone and network as another. In the next task, you explore the effect this has on internal connectivity.</text:p>
          </text:list-item>
        </text:list>
        <text:p text:style-name="Text_20_body">Click <text:span text:style-name="Emphasis">Check my progress</text:span> to verify the objective.</text:p>
        <text:p text:style-name="P72">Create VM instances</text:p>
        <text:p text:style-name="Text_20_body"><draw:frame draw:style-name="fr1" draw:name="Frame33" text:anchor-type="char" svg:width="1.8335in" draw:z-index="36"><draw:text-box fo:min-height="0.3752in"><text:p text:style-name="Text_20_body"/></draw:text-box></draw:frame>Check my progress</text:p>
        <text:p text:style-name="Text_20_body"><text:span text:style-name="Strong_20_Emphasis">Note: </text:span>You can explore more networking information on each VM instance by clicking the <text:span text:style-name="T2">nic0</text:span> link in <text:soft-page-break/>the <text:span text:style-name="T2">Internal IP</text:span> column. The resulting network interface details page shows the subnet along with the IP CIDR range, the firewall rules and routes that apply to the instance, and other network analysis.</text:p>
        <text:h text:style-name="Heading_20_2" text:outline-level="2"><text:bookmark text:name="step5"/>Task 4. Explore the connectivity across networks</text:h>
        <text:p text:style-name="Text_20_body">Explore the connectivity between the VM instances. Specifically, determine the effect of having VM instances in the same zone versus having instances in the same VPC network.</text:p>
        <text:h text:style-name="Heading_20_3" text:outline-level="3"><text:span text:style-name="Strong_20_Emphasis">Ping the external IP addresses</text:span></text:h>
        <text:p text:style-name="Text_20_body">Ping the external IP addresses of the VM instances to determine whether you can reach the instances from the public internet.</text:p>
        <text:list xml:id="list8725556760269739249" text:style-name="L42">
          <text:list-item>
            <text:p text:style-name="P64">In the Cloud Console, on the <text:span text:style-name="Strong_20_Emphasis">Navigation menu</text:span>, click <text:span text:style-name="Strong_20_Emphasis">Compute Engine &gt; VM instances</text:span>.<text:line-break/>Note the external IP addresses for <text:span text:style-name="Strong_20_Emphasis">mynet-eu-vm</text:span>, <text:span text:style-name="Strong_20_Emphasis">managementnet-us-vm</text:span>, and <text:span text:style-name="Strong_20_Emphasis">privatenet-us-vm</text:span>.</text:p>
          </text:list-item>
          <text:list-item>
            <text:p text:style-name="P64">For <text:span text:style-name="Strong_20_Emphasis">mynet-us-vm</text:span>, click <text:span text:style-name="Strong_20_Emphasis">SSH</text:span> to launch a terminal and connect.</text:p>
          </text:list-item>
          <text:list-item>
            <text:p text:style-name="P42">To test connectivity to <text:span text:style-name="Strong_20_Emphasis">mynet-eu-vm</text:span>'s external IP, run the following command, replacing <text:span text:style-name="Strong_20_Emphasis">mynet-eu-vm</text:span>'s external IP:</text:p>
          </text:list-item>
        </text:list>
        <text:p text:style-name="P75">ping -c 3 &lt;Enter mynet-eu-vm's external IP here&gt;</text:p>
        <text:p text:style-name="P71">Copied!</text:p>
        <text:p text:style-name="Text_20_body">content_copy</text:p>
        <text:p text:style-name="Text_20_body">This should work!</text:p>
        <text:list xml:id="list3664459018637393489" text:style-name="L43">
          <text:list-item>
            <text:p text:style-name="P43">To test connectivity to <text:span text:style-name="Strong_20_Emphasis">managementnet-us-vm</text:span>'s external IP, run the following command, replacing <text:span text:style-name="Strong_20_Emphasis">managementnet-us-vm</text:span>'s external IP:</text:p>
          </text:list-item>
        </text:list>
        <text:p text:style-name="P75">ping -c 3 &lt;Enter managementnet-us-vm's external IP here&gt;</text:p>
        <text:p text:style-name="P71">Copied!</text:p>
        <text:p text:style-name="Text_20_body">content_copy</text:p>
        <text:p text:style-name="Text_20_body">This should work!</text:p>
        <text:list xml:id="list196852410585749612" text:style-name="L44">
          <text:list-item>
            <text:p text:style-name="P44">To test connectivity to <text:span text:style-name="Strong_20_Emphasis">privatenet-us-vm</text:span>'s external IP, run the following command, replacing <text:span text:style-name="Strong_20_Emphasis">privatenet-us-vm</text:span>'s external IP:</text:p>
          </text:list-item>
        </text:list>
        <text:p text:style-name="P75">ping -c 3 &lt;Enter privatenet-us-vm's external IP here&gt;</text:p>
        <text:p text:style-name="P71">Copied!</text:p>
        <text:p text:style-name="Text_20_body">content_copy</text:p>
        <text:p text:style-name="Text_20_body">This should work!</text:p>
        <text:p text:style-name="Text_20_body"><text:span text:style-name="Strong_20_Emphasis">Note: </text:span>You can ping the external IP address of all VM instances, even though they are in either a different zone or VPC network. This confirms that public access to those instances is only controlled by the <text:span text:style-name="T2">ICMP</text:span> firewall rules that you established earlier.</text:p>
        <text:h text:style-name="Heading_20_3" text:outline-level="3"><text:span text:style-name="Strong_20_Emphasis">Ping the internal IP addresses</text:span></text:h>
        <text:p text:style-name="Text_20_body">Ping the internal IP addresses of the VM instances to determine whether you can reach the instances from within a VPC network.</text:p>
        <text:p text:style-name="P49">Which instances should you be able to ping from mynet-us-vm using internal IP addresses?</text:p>
        <text:p text:style-name="P49">mynet-eu-vm</text:p>
        <text:p text:style-name="P49"><text:soft-page-break/>privatenet-us-vm</text:p>
        <text:p text:style-name="P49">managementnet-us-vm</text:p>
        <text:p text:style-name="Text_20_body"><draw:frame draw:style-name="fr1" draw:name="Frame37" text:anchor-type="char" svg:width="0.9791in" draw:z-index="37"><draw:text-box fo:min-height="0.3752in"><text:p text:style-name="Text_20_body"/></draw:text-box></draw:frame>Submit</text:p>
        <text:list xml:id="list286548722952650950" text:style-name="L45">
          <text:list-item>
            <text:p text:style-name="P65">In the Cloud Console, on the <text:span text:style-name="Strong_20_Emphasis">Navigation menu</text:span>, click <text:span text:style-name="Strong_20_Emphasis">Compute Engine &gt; VM instances</text:span>.<text:line-break/>Note the internal IP addresses for <text:span text:style-name="Strong_20_Emphasis">mynet-eu-vm</text:span>, <text:span text:style-name="Strong_20_Emphasis">managementnet-us-vm</text:span>, and <text:span text:style-name="Strong_20_Emphasis">privatenet-us-vm</text:span>.</text:p>
          </text:list-item>
          <text:list-item>
            <text:p text:style-name="P65">Return to the <text:span text:style-name="Strong_20_Emphasis">SSH</text:span> terminal for <text:span text:style-name="Strong_20_Emphasis">mynet-us-vm</text:span>.</text:p>
          </text:list-item>
          <text:list-item>
            <text:p text:style-name="P45">To test connectivity to <text:span text:style-name="Strong_20_Emphasis">mynet-eu-vm</text:span>'s internal IP, run the following command, replacing <text:span text:style-name="Strong_20_Emphasis">mynet-eu-vm</text:span>'s internal IP:</text:p>
          </text:list-item>
        </text:list>
        <text:p text:style-name="P75">ping -c 3 &lt;Enter mynet-eu-vm's internal IP here&gt;</text:p>
        <text:p text:style-name="P71">Copied!</text:p>
        <text:p text:style-name="P49">content_copy</text:p>
        <text:p text:style-name="Text_20_body"><text:span text:style-name="Strong_20_Emphasis">Note: </text:span>You can ping the internal IP address of <text:span text:style-name="T2">mynet-eu-vm</text:span> because it is on the same VPC network as the source of the ping (<text:span text:style-name="T2">mynet-us-vm</text:span>), even though both VM instances are in separate zones, regions, and continents!</text:p>
        <text:list xml:id="list4552885701582167489" text:style-name="L46">
          <text:list-item>
            <text:p text:style-name="P46">To test connectivity to <text:span text:style-name="Strong_20_Emphasis">managementnet-us-vm</text:span>'s internal IP, run the following command, replacing <text:span text:style-name="Strong_20_Emphasis">managementnet-us-vm</text:span>'s internal IP:</text:p>
          </text:list-item>
        </text:list>
        <text:p text:style-name="P75">ping -c 3 &lt;Enter managementnet-us-vm's internal IP here&gt;</text:p>
        <text:p text:style-name="P71">Copied!</text:p>
        <text:p text:style-name="P49">content_copy</text:p>
        <text:p text:style-name="Text_20_body"><text:span text:style-name="Strong_20_Emphasis">Note: </text:span>This should not work, as indicated by a 100% packet loss!</text:p>
        <text:list xml:id="list4139571276382237423" text:style-name="L47">
          <text:list-item>
            <text:p text:style-name="P47">To test connectivity to <text:span text:style-name="Strong_20_Emphasis">privatenet-us-vm</text:span>'s internal IP, run the following command, replacing <text:span text:style-name="Strong_20_Emphasis">privatenet-us-vm</text:span>'s internal IP:</text:p>
          </text:list-item>
        </text:list>
        <text:p text:style-name="P75">ping -c 3 &lt;Enter privatenet-us-vm's internal IP here&gt;</text:p>
        <text:p text:style-name="P71">Copied!</text:p>
        <text:p text:style-name="P49">content_copy</text:p>
        <text:p text:style-name="Text_20_body"><text:span text:style-name="Strong_20_Emphasis">Note: </text:span>This should not work either, as indicated by a 100% packet loss! You cannot ping the internal IP address of <text:span text:style-name="T2">managementnet-us-vm</text:span> and <text:span text:style-name="T2">privatenet-us-vm</text:span> because they are in separate VPC networks from the source of the ping (<text:span text:style-name="T2">mynet-us-vm</text:span>), even though they are all in the same zone.</text:p>
        <text:h text:style-name="Heading_20_2" text:outline-level="2"><text:bookmark text:name="step6"/>Task 5. Review</text:h>
        <text:p text:style-name="Text_20_body">In this lab, you explored the default network and determined that you cannot create VM instances without a VPC network. Thus, you created a new auto mode VPC network with subnets, routes, firewall rules, and two VM instances and tested the connectivity for the VM instances. Because auto mode networks aren't recommended for production, you converted the auto mode network to a custom mode network.</text:p>
        <text:p text:style-name="Text_20_body">Next, you created two more custom mode VPC networks with firewall rules and VM instances using the Cloud Console and the gcloud command line. Then you tested the connectivity across VPC networks, which worked when pinging external IP addresses but not when pinging internal IP addresses.</text:p>
        <text:p text:style-name="Text_20_body">VPC networks are by default isolated private networking domains. Therefore, no internal IP address communication is allowed between networks, unless you set up mechanisms such as VPC peering or VPN.</text:p>
        <text:h text:style-name="Heading_20_2" text:outline-level="2"><text:bookmark text:name="step7"/><text:soft-page-break/>End your lab</text:h>
        <text:p text:style-name="Text_20_body">When you have completed your lab, click <text:span text:style-name="Strong_20_Emphasis">End Lab</text:span>. Google Cloud Skills Boost removes the resources you’ve used and cleans the account for you.</text:p>
        <text:p text:style-name="Text_20_body">You will be given an opportunity to rate the lab experience. Select the applicable number of stars, type a comment, and then click <text:span text:style-name="Strong_20_Emphasis">Submit</text:span>.</text:p>
        <text:p text:style-name="Text_20_body">The number of stars indicates the following:</text:p>
        <text:list xml:id="list9096412092955453608" text:style-name="L48">
          <text:list-item>
            <text:p text:style-name="P66">1 star = Very dissatisfied</text:p>
          </text:list-item>
          <text:list-item>
            <text:p text:style-name="P66">2 stars = Dissatisfied</text:p>
          </text:list-item>
          <text:list-item>
            <text:p text:style-name="P66">3 stars = Neutral</text:p>
          </text:list-item>
          <text:list-item>
            <text:p text:style-name="P66">4 stars = Satisfied</text:p>
          </text:list-item>
          <text:list-item>
            <text:p text:style-name="P48">5 stars = Very satisfied</text:p>
          </text:list-item>
        </text:list>
        <text:p text:style-name="Text_20_body">You can close the dialog box if you don't want to provide feedback.</text:p>
        <text:p text:style-name="Text_20_body">For feedback, suggestions, or corrections, please use the <text:span text:style-name="Strong_20_Emphasis">Support</text:span> tab.</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khar Manna</meta:initial-creator>
    <meta:creation-date>2024-05-16T18:05:21.16</meta:creation-date>
    <meta:document-statistic meta:table-count="6" meta:image-count="15" meta:object-count="0" meta:page-count="15" meta:paragraph-count="391" meta:word-count="3819" meta:character-count="24458"/>
    <dc:date>2024-05-16T18:07:01.80</dc:date>
    <dc:creator>Shekhar Manna</dc:creator>
    <meta:editing-duration>PT1M42S</meta:editing-duration>
    <meta:editing-cycles>1</meta:editing-cycles>
    <meta:generator>OpenOffice/4.1.10$Win32 OpenOffice.org_project/4110m2$Build-9807</meta:generator>
  </office:meta>
</office:document-meta>
</file>